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1.03mm"/>
    </style:style>
    <style:style style:name="co2" style:family="table-column">
      <style:table-column-properties fo:break-before="auto" style:column-width="112.89mm"/>
    </style:style>
    <style:style style:name="co3" style:family="table-column">
      <style:table-column-properties fo:break-before="auto" style:column-width="64.21mm"/>
    </style:style>
    <style:style style:name="co4" style:family="table-column">
      <style:table-column-properties fo:break-before="auto" style:column-width="88.19mm"/>
    </style:style>
    <style:style style:name="co5" style:family="table-column">
      <style:table-column-properties fo:break-before="auto" style:column-width="104.07mm"/>
    </style:style>
    <style:style style:name="co6" style:family="table-column">
      <style:table-column-properties fo:break-before="auto" style:column-width="63.5mm"/>
    </style:style>
    <style:style style:name="co7" style:family="table-column">
      <style:table-column-properties fo:break-before="auto" style:column-width="138.29mm"/>
    </style:style>
    <style:style style:name="co8" style:family="table-column">
      <style:table-column-properties fo:break-before="auto" style:column-width="75.85mm"/>
    </style:style>
    <style:style style:name="co9" style:family="table-column">
      <style:table-column-properties fo:break-before="auto" style:column-width="70.2mm"/>
    </style:style>
    <style:style style:name="co10" style:family="table-column">
      <style:table-column-properties fo:break-before="auto" style:column-width="41.98mm"/>
    </style:style>
    <style:style style:name="co11" style:family="table-column">
      <style:table-column-properties fo:break-before="auto" style:column-width="59.62mm"/>
    </style:style>
    <style:style style:name="co12" style:family="table-column">
      <style:table-column-properties fo:break-before="auto" style:column-width="50.09mm"/>
    </style:style>
    <style:style style:name="co13" style:family="table-column">
      <style:table-column-properties fo:break-before="auto" style:column-width="105.48mm"/>
    </style:style>
    <style:style style:name="co14" style:family="table-column">
      <style:table-column-properties fo:break-before="auto" style:column-width="125.24mm"/>
    </style:style>
    <style:style style:name="co15" style:family="table-column">
      <style:table-column-properties fo:break-before="auto" style:column-width="115.36mm"/>
    </style:style>
    <style:style style:name="co16" style:family="table-column">
      <style:table-column-properties fo:break-before="auto" style:column-width="56.8mm"/>
    </style:style>
    <style:style style:name="co17" style:family="table-column">
      <style:table-column-properties fo:break-before="auto" style:column-width="65.97mm"/>
    </style:style>
    <style:style style:name="co18" style:family="table-column">
      <style:table-column-properties fo:break-before="auto" style:column-width="110.42mm"/>
    </style:style>
    <style:style style:name="co19" style:family="table-column">
      <style:table-column-properties fo:break-before="auto" style:column-width="80.79mm"/>
    </style:style>
    <style:style style:name="co20" style:family="table-column">
      <style:table-column-properties fo:break-before="auto" style:column-width="126.29mm"/>
    </style:style>
    <style:style style:name="co21" style:family="table-column">
      <style:table-column-properties fo:break-before="auto" style:column-width="124.53mm"/>
    </style:style>
    <style:style style:name="co22" style:family="table-column">
      <style:table-column-properties fo:break-before="auto" style:column-width="152.0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137.58mm"/>
    </style:style>
    <style:style style:name="co25" style:family="table-column">
      <style:table-column-properties fo:break-before="auto" style:column-width="53.27mm"/>
    </style:style>
    <style:style style:name="co26" style:family="table-column">
      <style:table-column-properties fo:break-before="auto" style:column-width="64.56mm"/>
    </style:style>
    <style:style style:name="co27" style:family="table-column">
      <style:table-column-properties fo:break-before="auto" style:column-width="69.85mm"/>
    </style:style>
    <style:style style:name="co28" style:family="table-column">
      <style:table-column-properties fo:break-before="auto" style:column-width="154.16mm"/>
    </style:style>
    <style:style style:name="co29" style:family="table-column">
      <style:table-column-properties fo:break-before="auto" style:column-width="74.44mm"/>
    </style:style>
    <style:style style:name="co30" style:family="table-column">
      <style:table-column-properties fo:break-before="auto" style:column-width="67.03mm"/>
    </style:style>
    <style:style style:name="co31" style:family="table-column">
      <style:table-column-properties fo:break-before="auto" style:column-width="81.84mm"/>
    </style:style>
    <style:style style:name="co32" style:family="table-column">
      <style:table-column-properties fo:break-before="auto" style:column-width="111.13mm"/>
    </style:style>
    <style:style style:name="co33" style:family="table-column">
      <style:table-column-properties fo:break-before="auto" style:column-width="51.15mm"/>
    </style:style>
    <style:style style:name="co34" style:family="table-column">
      <style:table-column-properties fo:break-before="auto" style:column-width="99.84mm"/>
    </style:style>
    <style:style style:name="co35" style:family="table-column">
      <style:table-column-properties fo:break-before="auto" style:column-width="65.62mm"/>
    </style:style>
    <style:style style:name="co36" style:family="table-column">
      <style:table-column-properties fo:break-before="auto" style:column-width="22.15mm"/>
    </style:style>
    <style:style style:name="ro1" style:family="table-row">
      <style:table-row-properties style:row-height="5.63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7.74mm" fo:break-before="auto" style:use-optimal-row-height="false"/>
    </style:style>
    <style:style style:name="ro4" style:family="table-row">
      <style:table-row-properties style:row-height="15.26mm" fo:break-before="auto" style:use-optimal-row-height="false"/>
    </style:style>
    <style:style style:name="ro5" style:family="table-row">
      <style:table-row-properties style:row-height="15.88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ta1" style:family="table" style:master-page-name="PageStyle_5f_CONSUMER_20_SPECIALTIES">
      <style:table-properties table:display="true" style:writing-mode="lr-tb" tableooo:tab-color="#ff9900"/>
    </style:style>
    <style:style style:name="ta2" style:family="table" style:master-page-name="PageStyle_5f_INDUSTRIAL_20_SPECIALTIES">
      <style:table-properties table:display="true" style:writing-mode="lr-tb" tableooo:tab-color="#ffff00"/>
    </style:style>
    <style:style style:name="ta3" style:family="table" style:master-page-name="PageStyle_5f_Value_20_Codes">
      <style:table-properties table:display="false" style:writing-mode="lr-tb"/>
    </style:style>
    <style:style style:name="ce1" style:family="table-cell" style:parent-style-name="Default">
      <style:table-cell-properties style:glyph-orientation-vertical="0" fo:background-color="#ff0000" style:cell-protect="none" style:print-content="true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333333" fo:background-color="#ffff00" style:cell-protect="protected" style:print-content="true" style:diagonal-bl-tr="none" style:diagonal-tl-br="none" style:text-align-source="fix" style:repeat-content="false" fo:wrap-option="wrap" fo:border-left="0.74pt solid #333333" style:direction="ltr" fo:padding="0.71mm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padding="0.71mm"/>
    </style:style>
    <style:style style:name="ce8" style:family="table-cell" style:parent-style-name="Default">
      <style:table-cell-properties style:glyph-orientation-vertical="0" fo:border-bottom="0.74pt solid #333333" fo:background-color="#008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style:glyph-orientation-vertical="0" fo:background-color="#008000" style:cell-protect="protected" style:print-content="true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800080" style:cell-protect="protected" style:print-content="true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74pt solid #333333" fo:background-color="#008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333333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4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333333" fo:background-color="#800080" style:cell-protect="protected" style:print-content="true" style:diagonal-bl-tr="none" style:diagonal-tl-br="none" style:text-align-source="fix" style:repeat-content="false" fo:wrap-option="wrap" fo:border-left="0.74pt solid #333333" style:direction="ltr" fo:padding="0.71mm" fo:border-right="0.74pt solid #333333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17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style:glyph-orientation-vertical="0" fo:background-color="#800080" style:cell-protect="protected" style:print-content="true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style:glyph-orientation-vertical="0" fo:background-color="#993300" style:cell-protect="none" style:print-content="tru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Default">
      <style:table-cell-properties style:glyph-orientation-vertical="0" style:cell-protect="none" style:print-content="true" style:text-align-source="fix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Default" style:data-style-name="N128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>
      <style:table-cell-properties style:glyph-orientation-vertical="0" fo:background-color="#99330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7" style:family="table-cell" style:parent-style-name="Default" style:data-style-name="N120">
      <style:table-cell-properties style:glyph-orientation-vertical="0" style:cell-protect="protected" style:print-content="true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 style:data-style-name="N120">
      <style:table-cell-properties style:glyph-orientation-vertical="0" fo:background-color="#ff0000" style:cell-protect="protected" style:print-content="true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Default" style:data-style-name="N120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0" style:family="table-cell" style:parent-style-name="Default" style:data-style-name="N118">
      <style:table-cell-properties style:glyph-orientation-vertical="0" style:diagonal-bl-tr="none" style:diagonal-tl-br="none" style:text-align-source="fix" style:repeat-content="false" fo:wrap-option="no-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ff00" style:cell-protect="protected" style:print-content="true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glyph-orientation-vertical="0" style:cell-protect="none" style:print-content="true" style:text-align-source="value-type" style:repeat-content="false" fo:background-color="transparent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33333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ackground-color="transparent" fo:border="none" fo:padding="0.71mm" style:rotation-align="none"/>
    </style:style>
    <style:style style:name="ce38" style:family="table-cell" style:parent-style-name="Default">
      <style:table-cell-properties style:glyph-orientation-vertical="0" fo:border-bottom="0.74pt solid #333333" fo:background-color="#008000" style:cell-protect="protected" style:print-content="true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8000" style:cell-protect="protected" style:print-content="true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333333" fo:background-color="#008000" style:cell-protect="protected" style:print-content="true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333333" fo:background-color="#800080" style:cell-protect="protected" style:print-content="true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0.74pt solid #333333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fo:background-color="#800080" style:cell-protect="protected" style:print-content="true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>
      <style:table-cell-properties style:glyph-orientation-vertical="0" fo:border-bottom="0.74pt solid #333333" fo:background-color="#800080" style:cell-protect="protected" style:print-content="true" style:diagonal-bl-tr="none" style:diagonal-tl-br="none" style:text-align-source="fix" style:repeat-content="false" fo:wrap-option="wrap" fo:border-left="0.74pt solid #333333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ffff0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0" style:family="table-cell" style:parent-style-name="Default">
      <style:table-cell-properties fo:background-color="#ffff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1" style:family="table-cell" style:parent-style-name="Default">
      <style:table-cell-properties fo:background-color="#ffff00" fo:padding="0.71mm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2" style:family="table-cell" style:parent-style-name="Default">
      <style:table-cell-properties fo:background-color="#ff66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4" style:family="table-cell" style:parent-style-name="Default">
      <style:table-cell-properties fo:background-color="#99cc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ackground-color="#80008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6" style:family="table-cell" style:parent-style-name="Default">
      <style:table-cell-properties fo:background-color="#0080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ackground-color="#00ccff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8" style:family="table-cell" style:parent-style-name="Default">
      <style:table-cell-properties fo:background-color="#33cccc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9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61" style:family="table-cell" style:parent-style-name="Default">
      <style:table-cell-properties style:glyph-orientation-vertical="0" fo:background-color="#ffff0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ffff0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2" style:family="text">
      <style:text-properties style:font-name="Calibri" style:font-style-complex="normal" style:font-style-asian="normal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3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" fo:color="#ff0000" style:text-outline="false" fo:font-style="normal" style:text-line-through-type="none" style:text-underline-style="none" style:text-underline-color="font-color" fo:font-weight="bold" fo:font-size="11pt" fo:text-shadow="none"/>
    </style:style>
    <style:style style:name="T4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bold" fo:font-size="11pt" fo:text-shadow="none" fo:color="#000000"/>
    </style:style>
    <style:style style:name="T5" style:family="text">
      <style:text-properties fo:color="#ff0000" style:font-name="Calibri" fo:font-size="11pt" fo:font-weight="bold" style:text-underline-style="none" style:text-underline-color="font-color" style:text-line-through-type="none" fo:font-style="normal" style:text-outline="false" fo:text-shadow="none" style:text-position="0%" style:font-name-complex="Calibr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7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bold" fo:font-size="11pt" fo:text-shadow="none" fo:color="#ff0000"/>
    </style:style>
    <style:style style:name="T8" style:family="text">
      <style:text-properties style:font-style-complex="normal" style:font-name="Calibri" style:font-style-asian="normal" style:font-weight-complex="bold" style:font-weight-asian="bold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bold" fo:font-size="11pt" fo:text-shadow="none"/>
    </style:style>
    <style:style style:name="T9" style:family="text">
      <style:text-properties style:font-style-complex="normal" style:font-name="Calibri" fo:font-size="11pt" fo:font-weight="bold" style:text-underline-style="none" style:text-underline-color="font-color" style:text-line-through-type="none" fo:font-style="normal" style:text-outline="false" fo:color="#000000" style:text-position="0%" style:font-name-complex="Calibri" style:font-size-asian="11pt" style:font-size-complex="11pt" style:font-weight-asian="bold" style:font-weight-complex="bold" style:font-style-asian="normal" fo:text-shadow="none"/>
    </style:style>
    <style:style style:name="T10" style:family="text">
      <style:text-properties style:font-style-complex="normal" style:font-name="Calibri" fo:font-size="11pt" fo:font-weight="bold" style:text-underline-style="none" style:text-underline-color="font-color" style:text-line-through-type="none" fo:font-style="normal" style:text-outline="false" style:text-position="0%" style:font-name-complex="Calibri" style:font-size-asian="11pt" style:font-size-complex="11pt" style:font-weight-asian="bold" style:font-weight-complex="bold" style:font-style-asian="normal" fo:text-shadow="none" fo:color="#ff0000"/>
    </style:style>
    <style:style style:name="T11" style:family="text">
      <style:text-properties style:font-style-complex="normal" style:font-name="Calibri" fo:font-size="11pt" fo:font-weight="bold" style:text-underline-style="none" style:text-underline-color="font-color" style:text-line-through-type="none" fo:font-style="normal" style:text-outline="false" style:text-position="0%" style:font-name-complex="Calibri" style:font-size-asian="11pt" style:font-size-complex="11pt" style:font-weight-asian="bold" style:font-weight-complex="bold" style:font-style-asian="normal" fo:text-shadow="none" fo:color="#000000"/>
    </style:style>
    <style:style style:name="T12" style:family="text">
      <style:text-properties style:font-name="Calibri" fo:text-shadow="none" style:font-style-asian="normal" style:font-weight-complex="bold" style:font-weight-asian="bold" style:font-size-complex="11pt" style:font-size-asian="11pt" style:font-name-complex="Calibri" style:text-position="0%" fo:color="#ff0000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3" style:family="text">
      <style:text-properties style:font-name="Calibri" fo:text-shadow="none" style:font-style-asian="normal" style:font-weight-complex="bold" style:font-weight-asian="bold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14" style:family="text">
      <style:text-properties style:font-name="Calibri" fo:text-shadow="none" style:font-style-asian="normal" style:font-weight-complex="bold" style:font-weight-asian="bold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bold" fo:font-size="11pt" style:font-style-complex="normal" fo:color="#ff0000"/>
    </style:style>
    <style:style style:name="T15" style:family="text">
      <style:text-properties style:font-name="Calibri" fo:text-shadow="none" style:font-style-asian="normal" style:font-weight-complex="bold" style:font-weight-asian="bold" style:font-size-complex="11pt" style:font-size-asian="11pt" style:font-name-complex="Calibri" style:text-position="0%" style:text-outline="false" fo:font-style="normal" style:text-line-through-type="none" style:text-underline-style="none" style:text-underline-color="font-color" fo:font-weight="bold" fo:font-size="11pt" style:font-style-complex="normal" fo:color="#000000"/>
    </style:style>
  </office:automatic-styles>
  <office:body>
    <office:spreadsheet table:structure-protected="true" table:protection-key="jcIq/he5spHPOvaqDQw1FZVSWqo=" table:protection-key-digest-algorithm="http://docs.oasis-open.org/office/ns/table/legacy-hash-excel" loext:protection-key-digest-algorithm-2="http://www.w3.org/2000/09/xmldsig#sha1">
      <table:calculation-settings table:case-sensitive="false" table:automatic-find-labels="false" table:use-regular-expressions="false"/>
      <table:content-validations>
        <table:content-validation table:name="val1" table:base-cell-address="'CONSUMER SPECIALTIES'.A4">
          <table:help-message table:title="PROVIDE DISTRIBUTOR INFORMATION" table:display="true">
            <text:p/>
            <text:p>DOUBLE CLICK EACH CELL</text:p>
            <text:p>TO ENTER INFORMATION</text:p>
          </table:help-message>
          <table:error-message table:message-type="stop" table:display="true"/>
        </table:content-validation>
        <table:content-validation table:name="val2" table:base-cell-address="'CONSUMER SPECIALTIES'.A5">
          <table:help-message table:title="PROVIDE DISTRIBUTOR REP NAME" table:display="true"/>
          <table:error-message table:message-type="stop" table:display="true"/>
        </table:content-validation>
        <table:content-validation table:name="val3" table:base-cell-address="'CONSUMER SPECIALTIES'.A6">
          <table:help-message table:title="PROVIDE DISTRIBUTOR EMAIL ID" table:display="true"/>
          <table:error-message table:message-type="stop" table:display="true"/>
        </table:content-validation>
        <table:content-validation table:name="val4" table:condition="of:cell-content-is-in-list(SO)" table:allow-empty-cell="true" table:display-list="unsorted" table:base-cell-address="'CONSUMER SPECIALTIES'.A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5" table:condition="of:cell-content-is-in-list(INDIRECT(['CONSUMER SPECIALTIES'.IW10]))" table:allow-empty-cell="false" table:display-list="unsorted" table:base-cell-address="'CONSUMER SPECIALTIES'.B10">
          <table:help-message table:title="REQUIRED FIELD" table:display="true">
            <text:p>First Select Region then input Country</text:p>
            <text:p>Dropdown Value</text:p>
          </table:help-message>
          <table:error-message table:message-type="stop" table:display="true">
            <text:p>First Select Region then input Country Dropdown Value</text:p>
          </table:error-message>
        </table:content-validation>
        <table:content-validation table:name="val6" table:condition="of:cell-content-is-in-list(CBU)" table:allow-empty-cell="true" table:display-list="unsorted" table:base-cell-address="'CONSUMER SPECIALTIES'.C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7" table:condition="of:cell-content-is-in-list(INDIRECT(['CONSUMER SPECIALTIES'.IY10]))" table:allow-empty-cell="true" table:display-list="unsorted" table:base-cell-address="'CONSUMER SPECIALTIES'.D10">
          <table:help-message table:title="REQUIRED FIELD" table:display="true">
            <text:p>First select Business Unit then input PAC Description</text:p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8" table:base-cell-address="'CONSUMER SPECIALTIES'.E10">
          <table:help-message table:title="REQUIRED FIELD" table:display="true">
            <text:p>Ashland Rep Name</text:p>
          </table:help-message>
          <table:error-message table:message-type="stop" table:display="true"/>
        </table:content-validation>
        <table:content-validation table:name="val9" table:base-cell-address="'CONSUMER SPECIALTIES'.F10">
          <table:help-message table:title="REQUIRED FIELD" table:display="true">
            <text:p/>
            <text:p>DOUBLE CLICK EACH CELL TO ENTER INFORMATION </text:p>
            <text:p>End-Use Customer Name, Address and Phone number</text:p>
          </table:help-message>
          <table:error-message table:message-type="stop" table:display="true"/>
        </table:content-validation>
        <table:content-validation table:name="val10" table:base-cell-address="'CONSUMER SPECIALTIES'.G10">
          <table:help-message table:title="REQUIRED FIELD" table:display="true">
            <text:p/>
            <text:p>DOUBLE CLICK EACH CELL TO ENTER INFORMATION</text:p>
            <text:p>Contact Name, Designation(title) &amp; EmailID</text:p>
          </table:help-message>
          <table:error-message table:message-type="stop" table:display="true"/>
        </table:content-validation>
        <table:content-validation table:name="val11" table:condition="of:cell-content-is-in-list(contact2)" table:allow-empty-cell="true" table:display-list="unsorted" table:base-cell-address="'CONSUMER SPECIALTIES'.H10">
          <table:help-message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12" table:condition="of:cell-content-is-in-list(contact1)" table:allow-empty-cell="true" table:display-list="unsorted" table:base-cell-address="'CONSUMER SPECIALTIES'.I10">
          <table:help-message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13" table:base-cell-address="'CONSUMER SPECIALTIES'.J10">
          <table:help-message table:title="REQUIRED FIELD" table:display="true">
            <text:p>Enter Oppy Details</text:p>
          </table:help-message>
          <table:error-message table:message-type="stop" table:display="true"/>
        </table:content-validation>
        <table:content-validation table:name="val14" table:condition="of:cell-content-is-date() and cell-content()&gt;42309" table:allow-empty-cell="true" table:base-cell-address="'CONSUMER SPECIALTIES'.K10">
          <table:help-message table:title="REQUIRED FIELD" table:display="true">
            <text:p>Use format MM/DD/YYYY</text:p>
          </table:help-message>
          <table:error-message table:message-type="stop" table:display="true">
            <text:p>Use Format MM/DD/YYYY</text:p>
            <text:p>Value should be greater than Nov1, 2015</text:p>
          </table:error-message>
        </table:content-validation>
        <table:content-validation table:name="val15" table:base-cell-address="'CONSUMER SPECIALTIES'.M10">
          <table:help-message table:title="REQUIRED FIELD" table:display="true">
            <text:p>Enter Material Full Name with Grade</text:p>
          </table:help-message>
          <table:error-message table:message-type="stop" table:display="true"/>
        </table:content-validation>
        <table:content-validation table:name="val16" table:condition="of:cell-content-is-in-list(UOM)" table:allow-empty-cell="true" table:display-list="unsorted" table:base-cell-address="'CONSUMER SPECIALTIES'.N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17" table:condition="of:cell-content-is-decimal-number() and cell-content()&gt;=0.1" table:allow-empty-cell="true" table:base-cell-address="'CONSUMER SPECIALTIES'.O10">
          <table:help-message table:title="REQUIRED FIELD" table:display="true">
            <text:p>Enter Annual Quantity (kg / lb)</text:p>
          </table:help-message>
          <table:error-message table:message-type="stop" table:display="true">
            <text:p>Enter Numeric Value only</text:p>
            <text:p>(greater than 0)</text:p>
          </table:error-message>
        </table:content-validation>
        <table:content-validation table:name="val18" table:condition="of:cell-content-is-decimal-number() and cell-content()&gt;=0.1" table:allow-empty-cell="true" table:base-cell-address="'CONSUMER SPECIALTIES'.P10">
          <table:help-message table:title="REQUIRED FIELD" table:display="true">
            <text:p>Enter price in USD per UOM (kg/lb)</text:p>
          </table:help-message>
          <table:error-message table:message-type="stop" table:display="true">
            <text:p>Enter Numeric Value only</text:p>
            <text:p>(greater than 0)</text:p>
          </table:error-message>
        </table:content-validation>
        <table:content-validation table:name="val19" table:base-cell-address="'CONSUMER SPECIALTIES'.Q10">
          <table:help-message table:title="Auto Fill Column" table:display="true">
            <text:p>DO NOT ENTER</text:p>
          </table:help-message>
          <table:error-message table:message-type="stop" table:display="true">
            <text:p>AUTO FILL COLUMN</text:p>
            <text:p>DO NOT ENTER VALUE</text:p>
          </table:error-message>
        </table:content-validation>
        <table:content-validation table:name="val20" table:condition="of:cell-content-is-in-list(SQ)" table:allow-empty-cell="true" table:display-list="unsorted" table:base-cell-address="'CONSUMER SPECIALTIES'.S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21" table:base-cell-address="'CONSUMER SPECIALTIES'.T10">
          <table:help-message table:title="REQUIRED FIELD" table:display="true">
            <text:p>Enter Stage Details</text:p>
          </table:help-message>
          <table:error-message table:message-type="stop" table:display="true"/>
        </table:content-validation>
        <table:content-validation table:name="val22" table:condition="of:cell-content-is-in-list(SBU)" table:allow-empty-cell="true" table:display-list="unsorted" table:base-cell-address="'CONSUMER SPECIALTIES'.U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23" table:condition="of:cell-content-is-in-list(functionality)" table:allow-empty-cell="true" table:display-list="unsorted" table:base-cell-address="'CONSUMER SPECIALTIES'.V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24" table:condition="of:cell-content-is-in-list(type)" table:allow-empty-cell="true" table:display-list="unsorted" table:base-cell-address="'CONSUMER SPECIALTIES'.W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25" table:condition="of:cell-content-is-in-list(status)" table:allow-empty-cell="true" table:display-list="unsorted" table:base-cell-address="'CONSUMER SPECIALTIES'.X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26" table:condition="of:cell-content-is-in-list(RR)" table:allow-empty-cell="true" table:display-list="unsorted" table:base-cell-address="'CONSUMER SPECIALTIES'.Y10">
          <table:help-message table:title="REQUIRED FIELD" table:display="true">
            <text:p>ONLY when Status is Closed (WON/LOST)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27" table:base-cell-address="'CONSUMER SPECIALTIES'.Z10">
          <table:help-message table:title="REQUIRED FIELD" table:display="true">
            <text:p>ONLY when Status is Closed (WON/LOST)</text:p>
          </table:help-message>
          <table:error-message table:message-type="stop" table:display="true"/>
        </table:content-validation>
        <table:content-validation table:name="val28" table:condition="of:cell-content-is-in-list(SO)" table:allow-empty-cell="true" table:display-list="unsorted" table:base-cell-address="'INDUSTRIAL SPECIALTIES'.A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29" table:condition="of:cell-content-is-in-list(INDIRECT(['INDUSTRIAL SPECIALTIES'.IW10]))" table:allow-empty-cell="false" table:display-list="unsorted" table:base-cell-address="'INDUSTRIAL SPECIALTIES'.B10">
          <table:help-message table:title="REQUIRED FIELD" table:display="true">
            <text:p>First select Region then input Country</text:p>
            <text:p>Dropdown Value</text:p>
          </table:help-message>
          <table:error-message table:message-type="stop" table:display="true">
            <text:p>First select Region then input Country Dropdown Value</text:p>
          </table:error-message>
        </table:content-validation>
        <table:content-validation table:name="val30" table:condition="of:cell-content-is-in-list(IBU)" table:allow-empty-cell="true" table:display-list="unsorted" table:base-cell-address="'INDUSTRIAL SPECIALTIES'.C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31" table:condition="of:cell-content-is-in-list(INDIRECT(['INDUSTRIAL SPECIALTIES'.IY10]))" table:allow-empty-cell="false" table:display-list="unsorted" table:base-cell-address="'INDUSTRIAL SPECIALTIES'.D10">
          <table:help-message table:title="REQUIRED FIELD" table:display="true">
            <text:p>First enter Business Unit then input PAC description</text:p>
            <text:p>Dropdown Value</text:p>
          </table:help-message>
          <table:error-message table:message-type="stop" table:display="true">
            <text:p>First select Business Unit then input PAC description Dropdown Value</text:p>
          </table:error-message>
        </table:content-validation>
        <table:content-validation table:name="val32" table:condition="of:cell-content-is-in-list(contact2)" table:allow-empty-cell="true" table:display-list="unsorted" table:base-cell-address="'INDUSTRIAL SPECIALTIES'.H10">
          <table:help-message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33" table:condition="of:cell-content-is-in-list(contact1)" table:allow-empty-cell="true" table:display-list="unsorted" table:base-cell-address="'INDUSTRIAL SPECIALTIES'.I10">
          <table:help-message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34" table:condition="of:cell-content-is-in-list(UOM)" table:allow-empty-cell="true" table:display-list="unsorted" table:base-cell-address="'INDUSTRIAL SPECIALTIES'.N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35" table:condition="of:cell-content-is-in-list(SQ)" table:allow-empty-cell="true" table:display-list="unsorted" table:base-cell-address="'INDUSTRIAL SPECIALTIES'.S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36" table:condition="of:cell-content-is-in-list(SBU)" table:allow-empty-cell="true" table:display-list="unsorted" table:base-cell-address="'INDUSTRIAL SPECIALTIES'.U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37" table:condition="of:cell-content-is-in-list(functionality)" table:allow-empty-cell="true" table:display-list="unsorted" table:base-cell-address="'INDUSTRIAL SPECIALTIES'.V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38" table:condition="of:cell-content-is-in-list(type)" table:allow-empty-cell="true" table:display-list="unsorted" table:base-cell-address="'INDUSTRIAL SPECIALTIES'.W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39" table:condition="of:cell-content-is-in-list(status)" table:allow-empty-cell="true" table:display-list="unsorted" table:base-cell-address="'INDUSTRIAL SPECIALTIES'.X10">
          <table:help-message table:title="REQUIRED FIELD" table:display="true">
            <text:p>Dropdown Value</text:p>
          </table:help-message>
          <table:error-message table:message-type="stop" table:display="true">
            <text:p>Use Dropdown Value</text:p>
          </table:error-message>
        </table:content-validation>
        <table:content-validation table:name="val40" table:condition="of:cell-content-is-in-list(RR)" table:allow-empty-cell="true" table:display-list="unsorted" table:base-cell-address="'INDUSTRIAL SPECIALTIES'.Y10">
          <table:help-message table:title="REQUIRED FIELD" table:display="true">
            <text:p>ONLY when Status is Closed (WON/LOST)</text:p>
          </table:help-message>
          <table:error-message table:message-type="stop" table:display="true">
            <text:p>Use Dropdown Value</text:p>
          </table:error-message>
        </table:content-validation>
      </table:content-validations>
      <table:table table:name="CONSUMER SPECIALTIES" table:style-name="ta1">
        <office:forms form:automatic-focus="false" form:apply-design-mode="false"/>
        <table:table-column table:style-name="co1" table:number-columns-repeated="3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default-cell-style-name="ce7"/>
        <table:table-column table:style-name="co3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number-columns-repeated="230" table:default-cell-style-name="ce37"/>
        <table:table-column table:style-name="co23" table:number-columns-repeated="767" table:default-cell-style-name="Default"/>
        <table:table-row table:style-name="ro1">
          <table:table-cell table:style-name="ce1" office:value-type="string" calcext:value-type="string" table:number-columns-spanned="3" table:number-rows-spanned="3">
            <text:p>CONSUMER SPECIALTIES</text:p>
            <text:p>(Pharmaceuticals, Nutrition, AgChem, Personal Care, Adv Mat)</text:p>
          </table:table-cell>
          <table:covered-table-cell table:number-columns-repeated="2" table:style-name="ce1"/>
          <table:table-cell table:style-name="ce9" office:value-type="string" calcext:value-type="string" table:number-columns-spanned="1" table:number-rows-spanned="3">
            <text:p>GREEN shaded columns represent Dropdown update Data</text:p>
          </table:table-cell>
          <table:table-cell table:style-name="ce12" table:number-columns-repeated="4"/>
          <table:table-cell table:style-name="ce18" table:number-columns-repeated="2"/>
          <table:table-cell table:style-name="ce22" office:value-type="string" calcext:value-type="string" table:number-columns-spanned="2" table:number-rows-spanned="1">
            <text:p>Ashland FisCal Quarter-1 (Oct 1 to Dec 31)</text:p>
          </table:table-cell>
          <table:covered-table-cell table:style-name="ce25"/>
          <table:table-cell table:style-name="ce19" table:number-columns-repeated="4"/>
          <table:table-cell table:style-name="ce27"/>
          <table:table-cell table:style-name="ce31"/>
          <table:table-cell table:style-name="ce18" table:number-columns-repeated="2"/>
          <table:table-cell table:style-name="ce33"/>
          <table:table-cell table:style-name="ce19" table:number-columns-repeated="4"/>
          <table:table-cell table:style-name="ce31"/>
          <table:table-cell table:style-name="ce19"/>
          <table:table-cell table:style-name="ce18" table:number-columns-repeated="997"/>
        </table:table-row>
        <table:table-row table:style-name="ro1">
          <table:covered-table-cell table:number-columns-repeated="3" table:style-name="ce1"/>
          <table:covered-table-cell table:style-name="ce9"/>
          <table:table-cell table:style-name="ce13"/>
          <table:table-cell table:style-name="ce14" table:number-columns-repeated="3"/>
          <table:table-cell table:style-name="ce18" table:number-columns-repeated="2"/>
          <table:table-cell table:style-name="ce22" office:value-type="string" calcext:value-type="string" table:number-columns-spanned="2" table:number-rows-spanned="1">
            <text:p>Ashland FisCal Quarter-2 (Jan 1 to Mar 31)</text:p>
          </table:table-cell>
          <table:covered-table-cell table:style-name="ce25"/>
          <table:table-cell table:style-name="ce19" table:number-columns-repeated="4"/>
          <table:table-cell table:style-name="ce27"/>
          <table:table-cell table:style-name="ce31"/>
          <table:table-cell table:style-name="ce18" table:number-columns-repeated="2"/>
          <table:table-cell table:style-name="ce33"/>
          <table:table-cell table:style-name="ce19" table:number-columns-repeated="4"/>
          <table:table-cell table:style-name="ce31"/>
          <table:table-cell table:style-name="ce19"/>
          <table:table-cell table:style-name="ce18" table:number-columns-repeated="997"/>
        </table:table-row>
        <table:table-row table:style-name="ro1">
          <table:covered-table-cell table:number-columns-repeated="3" table:style-name="ce1"/>
          <table:covered-table-cell table:style-name="ce9"/>
          <table:table-cell table:style-name="ce14" table:number-columns-repeated="4"/>
          <table:table-cell table:style-name="ce19"/>
          <table:table-cell table:style-name="ce18"/>
          <table:table-cell table:style-name="ce22" office:value-type="string" calcext:value-type="string" table:number-columns-spanned="2" table:number-rows-spanned="1">
            <text:p>Ashland FisCal Quarter-3 (Apr 1 to Jun 30)</text:p>
          </table:table-cell>
          <table:covered-table-cell table:style-name="ce25"/>
          <table:table-cell table:style-name="ce19" table:number-columns-repeated="4"/>
          <table:table-cell table:style-name="ce27"/>
          <table:table-cell table:style-name="ce31"/>
          <table:table-cell table:style-name="ce18" table:number-columns-repeated="2"/>
          <table:table-cell table:style-name="ce33"/>
          <table:table-cell table:style-name="ce19" table:number-columns-repeated="4"/>
          <table:table-cell table:style-name="ce31"/>
          <table:table-cell table:style-name="ce19"/>
          <table:table-cell table:style-name="ce18" table:number-columns-repeated="997"/>
        </table:table-row>
        <table:table-row table:style-name="ro1">
          <table:table-cell table:style-name="ce2" table:content-validation-name="val1" office:value-type="string" calcext:value-type="string" table:number-columns-spanned="3" table:number-rows-spanned="1">
            <text:p><text:span text:style-name="T1">Distributor Name:</text:span><text:span text:style-name="T2"> </text:span></text:p>
          </table:table-cell>
          <table:covered-table-cell table:number-columns-repeated="2" table:style-name="ce2"/>
          <table:table-cell table:style-name="ce10" office:value-type="string" calcext:value-type="string" table:number-columns-spanned="1" table:number-rows-spanned="3">
            <text:p>PURPLE shaded columns represent Manually update Data</text:p>
          </table:table-cell>
          <table:table-cell table:style-name="ce14" table:number-columns-repeated="4"/>
          <table:table-cell table:style-name="ce19"/>
          <table:table-cell table:style-name="ce18"/>
          <table:table-cell table:style-name="ce22" office:value-type="string" calcext:value-type="string" table:number-columns-spanned="2" table:number-rows-spanned="1">
            <text:p>Ashland FisCal Quarter-4 (Jul 1 to Sep 30)</text:p>
          </table:table-cell>
          <table:covered-table-cell table:style-name="ce25"/>
          <table:table-cell table:style-name="ce19" table:number-columns-repeated="4"/>
          <table:table-cell table:style-name="ce27"/>
          <table:table-cell table:style-name="ce31"/>
          <table:table-cell table:style-name="ce18" table:number-columns-repeated="2"/>
          <table:table-cell table:style-name="ce33"/>
          <table:table-cell table:style-name="ce19" table:number-columns-repeated="4"/>
          <table:table-cell table:style-name="ce31"/>
          <table:table-cell table:style-name="ce19"/>
          <table:table-cell table:style-name="ce18" table:number-columns-repeated="997"/>
        </table:table-row>
        <table:table-row table:style-name="ro1">
          <table:table-cell table:style-name="ce2" table:content-validation-name="val2" office:value-type="string" calcext:value-type="string" table:number-columns-spanned="3" table:number-rows-spanned="1">
            <text:p><text:span text:style-name="T1">Dist. Rep Name:</text:span><text:span text:style-name="T2"> </text:span></text:p>
          </table:table-cell>
          <table:covered-table-cell table:number-columns-repeated="2" table:style-name="ce2"/>
          <table:covered-table-cell table:style-name="ce10"/>
          <table:table-cell table:style-name="ce14" table:number-columns-repeated="4"/>
          <table:table-cell table:style-name="ce19"/>
          <table:table-cell table:style-name="ce18"/>
          <table:table-cell table:style-name="ce23" table:number-columns-repeated="2"/>
          <table:table-cell table:style-name="ce19" table:number-columns-repeated="4"/>
          <table:table-cell table:style-name="ce27"/>
          <table:table-cell table:style-name="ce31"/>
          <table:table-cell table:style-name="ce18" table:number-columns-repeated="2"/>
          <table:table-cell table:style-name="ce33"/>
          <table:table-cell table:style-name="ce19" table:number-columns-repeated="4"/>
          <table:table-cell table:style-name="ce31"/>
          <table:table-cell table:style-name="ce19"/>
          <table:table-cell table:style-name="ce18" table:number-columns-repeated="997"/>
        </table:table-row>
        <table:table-row table:style-name="ro1">
          <table:table-cell table:style-name="ce2" table:content-validation-name="val3" office:value-type="string" calcext:value-type="string" table:number-columns-spanned="3" table:number-rows-spanned="1">
            <text:p><text:span text:style-name="T1">Dist. Rep Email:</text:span><text:span text:style-name="T2">  </text:span></text:p>
          </table:table-cell>
          <table:covered-table-cell table:number-columns-repeated="2" table:style-name="ce2"/>
          <table:covered-table-cell table:style-name="ce10"/>
          <table:table-cell table:style-name="ce14" table:number-columns-repeated="4"/>
          <table:table-cell table:style-name="ce19"/>
          <table:table-cell table:style-name="ce18"/>
          <table:table-cell table:style-name="ce23" table:number-columns-repeated="2"/>
          <table:table-cell table:style-name="ce19" table:number-columns-repeated="4"/>
          <table:table-cell table:style-name="ce27"/>
          <table:table-cell table:style-name="ce31"/>
          <table:table-cell table:style-name="ce18" table:number-columns-repeated="2"/>
          <table:table-cell table:style-name="ce33"/>
          <table:table-cell table:style-name="ce19" table:number-columns-repeated="4"/>
          <table:table-cell table:style-name="ce31"/>
          <table:table-cell table:style-name="ce19"/>
          <table:table-cell table:style-name="ce18" table:number-columns-repeated="997"/>
        </table:table-row>
        <table:table-row table:style-name="ro2">
          <table:table-cell table:style-name="ce3" office:value-type="string" calcext:value-type="string" table:number-columns-spanned="4" table:number-rows-spanned="1">
            <text:p>LISD Information</text:p>
          </table:table-cell>
          <table:covered-table-cell table:number-columns-repeated="2" table:style-name="ce8"/>
          <table:covered-table-cell table:style-name="ce11"/>
          <table:table-cell table:style-name="ce15" office:value-type="string" calcext:value-type="string">
            <text:p>OPPORTUNITY OWNER</text:p>
          </table:table-cell>
          <table:table-cell table:style-name="ce15" office:value-type="string" calcext:value-type="string" table:number-columns-spanned="2" table:number-rows-spanned="1">
            <text:p>END USE CUSTOMER &amp; CONTACT INFORMATION</text:p>
          </table:table-cell>
          <table:covered-table-cell table:style-name="ce15"/>
          <table:table-cell table:style-name="ce3" office:value-type="string" calcext:value-type="string" table:number-columns-spanned="2" table:number-rows-spanned="1">
            <text:p>End Use CONTACT RELATIONSHIP STATUS</text:p>
          </table:table-cell>
          <table:covered-table-cell table:style-name="ce3"/>
          <table:table-cell table:style-name="ce20" office:value-type="string" calcext:value-type="string">
            <text:p>DETAILED INFORMATION ON THE OPPORTUNITY</text:p>
          </table:table-cell>
          <table:table-cell table:style-name="ce20" office:value-type="string" calcext:value-type="string" table:number-columns-spanned="2" table:number-rows-spanned="1">
            <text:p>DATE format MM/DD/YYYY-(Example: 10/22/2015 for OCT 22, 2015)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ASI - MATERIAL &amp; REVENUE INFORMATION</text:p>
          </table:table-cell>
          <table:covered-table-cell table:number-columns-repeated="3" table:style-name="ce20"/>
          <table:table-cell table:style-name="ce28" office:value-type="string" office:string-value="AUTO FILL COLUMN" calcext:value-type="string">
            <text:p><text:s/>AUTO FILL COLUMN </text:p>
          </table:table-cell>
          <table:table-cell table:style-name="ce20" office:value-type="string" calcext:value-type="string">
            <text:p>COMPETITION DETAILS</text:p>
          </table:table-cell>
          <table:table-cell table:style-name="ce3" office:value-type="string" calcext:value-type="string">
            <text:p>Opportunity STAGE Qualification</text:p>
          </table:table-cell>
          <table:table-cell table:style-name="ce3" office:value-type="string" calcext:value-type="string">
            <text:p>STAGE Description</text:p>
          </table:table-cell>
          <table:table-cell table:style-name="ce3" office:value-type="string" calcext:value-type="string" table:number-columns-spanned="4" table:number-rows-spanned="1">
            <text:p>OPPORTUNITY DETAILS</text:p>
          </table:table-cell>
          <table:covered-table-cell table:number-columns-repeated="2" table:style-name="ce8"/>
          <table:covered-table-cell table:style-name="ce11"/>
          <table:table-cell table:style-name="ce3" office:value-type="string" calcext:value-type="string">
            <text:p>OPPORTUNITY RESULTS INFORMATION</text:p>
          </table:table-cell>
          <table:table-cell table:style-name="ce20" office:value-type="string" calcext:value-type="string">
            <text:p>OPPORTUNITY RESULTS INFORMATION (other reason)</text:p>
          </table:table-cell>
          <table:table-cell table:style-name="ce20" office:value-type="string" calcext:value-type="string">
            <text:p>DATE format MM/DD/YYYY-(Example: 10/22/2015 for OCT 22, 2015)</text:p>
          </table:table-cell>
          <table:table-cell table:style-name="ce35" table:number-columns-repeated="997"/>
        </table:table-row>
        <table:table-row table:style-name="ro3">
          <table:table-cell table:style-name="ce4" office:value-type="string" calcext:value-type="string" table:number-columns-spanned="1" table:number-rows-spanned="2">
            <text:p>Sales Office Desc </text:p>
            <text:p><text:span text:style-name="T3">(Region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Sales Group Desc </text:p>
            <text:p>(<text:span text:style-name="T3">Country Name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Customer Group Desc (<text:span text:style-name="T3">Business Unit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PAC Description</text:p>
            <text:p>(<text:span text:style-name="T3">END USE MARKET APPLICATION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Opportunity Owner </text:p>
            <text:p>(<text:span text:style-name="T3">Ashland Account Rep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End Use Customer Account </text:p>
            <text:p>(<text:span text:style-name="T3">Name &amp; Address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End Use Contact</text:p>
            <text:p><text:span text:style-name="T5">Name, Title (Designation) &amp; Email</text:span></text:p>
          </table:table-cell>
          <table:table-cell table:style-name="ce4" office:value-type="string" calcext:value-type="string" table:number-columns-spanned="1" table:number-rows-spanned="2">
            <text:p>Contact Capability</text:p>
            <text:p>(Key Role)</text:p>
          </table:table-cell>
          <table:table-cell table:style-name="ce4" office:value-type="string" calcext:value-type="string" table:number-columns-spanned="1" table:number-rows-spanned="2">
            <text:p>RELATIONSHIP STATUS</text:p>
          </table:table-cell>
          <table:table-cell table:style-name="ce4" office:value-type="string" calcext:value-type="string" table:number-columns-spanned="1" table:number-rows-spanned="2">
            <text:p>Opportunity Notes (Description)</text:p>
            <text:p><text:span text:style-name="T5">Info on customer project/ ASI samples /lab work support ?, etc</text:span></text:p>
          </table:table-cell>
          <table:table-cell table:style-name="ce4" office:value-type="string" calcext:value-type="string" table:number-columns-spanned="1" table:number-rows-spanned="2">
            <text:p>Expected Decision Date </text:p>
            <text:p>(<text:span text:style-name="T3">Close Date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Expected Revenue Date</text:p>
            <text:p>(<text:span text:style-name="T3">greater than close date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ASI PRODUCT FULL NAME</text:p>
            <text:p>(<text:span text:style-name="T3">MATERIAL WITH GRADE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UOM</text:p>
            <text:p>(<text:span text:style-name="T3">Unit of Measure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PRODUCT QUANTITY</text:p>
            <text:p><text:span text:style-name="T5">Per Annum ( Kg / lb)</text:span></text:p>
          </table:table-cell>
          <table:table-cell table:style-name="ce4" office:value-type="string" calcext:value-type="string" table:number-columns-spanned="1" table:number-rows-spanned="2">
            <text:p>PRODUCT PRICE</text:p>
            <text:p>(<text:span text:style-name="T3">USD per Kg / lb</text:span><text:span text:style-name="T4">)</text:span></text:p>
          </table:table-cell>
          <table:table-cell table:style-name="ce29" office:value-type="string" calcext:value-type="string" table:number-columns-spanned="1" table:number-rows-spanned="2">
            <text:p><text:span text:style-name="T6">Total Opportunity Revenue</text:span><text:span text:style-name="T7"> </text:span></text:p>
            <text:p><text:span text:style-name="T5">(Value per Annum)</text:span></text:p>
          </table:table-cell>
          <table:table-cell table:style-name="ce4" office:value-type="string" calcext:value-type="string" table:number-columns-spanned="1" table:number-rows-spanned="2">
            <text:p>Competitor Name &amp; Related Information</text:p>
          </table:table-cell>
          <table:table-cell table:style-name="ce32" office:value-type="string" calcext:value-type="string" table:number-columns-spanned="1" table:number-rows-spanned="2">
            <text:p>Percent (%) Probability of Winning the Opportunity</text:p>
          </table:table-cell>
          <table:table-cell table:style-name="ce32" office:value-type="string" calcext:value-type="string" table:number-columns-spanned="1" table:number-rows-spanned="2">
            <text:p>Describe current stage of the opportunity</text:p>
            <text:p>(<text:span text:style-name="T3">Sampling, Need ASI Lab Support, Customer Trials, FDA approval, Negotiations, etc.</text:span><text:span text:style-name="T8">) as applicable</text:span></text:p>
          </table:table-cell>
          <table:table-cell table:style-name="ce4" office:value-type="string" calcext:value-type="string" table:number-columns-spanned="1" table:number-rows-spanned="2">
            <text:p>SBU</text:p>
            <text:p>(<text:span text:style-name="T3">Strategic Business Unit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Functionality</text:p>
          </table:table-cell>
          <table:table-cell table:style-name="ce4" office:value-type="string" calcext:value-type="string" table:number-columns-spanned="1" table:number-rows-spanned="2">
            <text:p>Opportunity Type</text:p>
          </table:table-cell>
          <table:table-cell table:style-name="ce4" office:value-type="string" calcext:value-type="string" table:number-columns-spanned="1" table:number-rows-spanned="2">
            <text:p>Opportunity Status</text:p>
          </table:table-cell>
          <table:table-cell table:style-name="ce4" office:value-type="string" calcext:value-type="string" table:number-columns-spanned="1" table:number-rows-spanned="2">
            <text:p>Result Reason (<text:span text:style-name="T3">Reason for Close</text:span><text:span text:style-name="T4">)</text:span></text:p>
            <text:p><text:span text:style-name="T9">(provide only for </text:span><text:span text:style-name="T10">CLOSED Status </text:span><text:span text:style-name="T11">from Previous </text:span><text:span text:style-name="T10">Column</text:span><text:span text:style-name="T11">)</text:span></text:p>
          </table:table-cell>
          <table:table-cell table:style-name="ce4" office:value-type="string" calcext:value-type="string" table:number-columns-spanned="1" table:number-rows-spanned="2">
            <text:p>Results Description </text:p>
            <text:p>(provide only for option <text:span text:style-name="T12">OTHER </text:span><text:span text:style-name="T13">from </text:span><text:span text:style-name="T14">Previous column</text:span><text:span text:style-name="T15">)</text:span></text:p>
          </table:table-cell>
          <table:table-cell table:style-name="ce4" office:value-type="string" calcext:value-type="string" table:number-columns-spanned="1" table:number-rows-spanned="2">
            <text:p>Actual Decision Date</text:p>
            <text:p>(<text:span text:style-name="T3">Won / Lost Status only</text:span><text:span text:style-name="T4">)</text:span></text:p>
          </table:table-cell>
          <table:table-cell table:style-name="ce36" table:number-columns-repeated="997"/>
        </table:table-row>
        <table:table-row table:style-name="ro3">
          <table:covered-table-cell table:number-columns-repeated="3" table:style-name="ce5"/>
          <table:covered-table-cell table:style-name="ce4"/>
          <table:covered-table-cell table:style-name="ce5"/>
          <table:covered-table-cell table:number-columns-repeated="11" table:style-name="ce4"/>
          <table:covered-table-cell table:style-name="ce29"/>
          <table:covered-table-cell table:style-name="ce4"/>
          <table:covered-table-cell table:number-columns-repeated="2" table:style-name="ce32"/>
          <table:covered-table-cell table:number-columns-repeated="7" table:style-name="ce4"/>
          <table:table-cell table:style-name="ce36" table:number-columns-repeated="997"/>
        </table:table-row>
        <table:table-row table:style-name="ro4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]*[.O1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1]*[.O1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2]*[.O1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3]*[.O1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4]*[.O1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5]*[.O1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6]*[.O1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7]*[.O1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8]*[.O1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9]*[.O1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0]*[.O2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1]*[.O2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2]*[.O2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3]*[.O2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4]*[.O2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5]*[.O2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6]*[.O2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7]*[.O2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8]*[.O2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9]*[.O2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0]*[.O3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1]*[.O3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2]*[.O3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3]*[.O3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4]*[.O3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5]*[.O3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6]*[.O3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7]*[.O3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8]*[.O3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9]*[.O3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0]*[.O4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1]*[.O4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2]*[.O4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3]*[.O4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4]*[.O4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5]*[.O4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6]*[.O4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7]*[.O4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8]*[.O4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9]*[.O4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0]*[.O5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1]*[.O5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2]*[.O5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3]*[.O5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4]*[.O5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5]*[.O5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6]*[.O5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7]*[.O5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8]*[.O5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9]*[.O5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0]*[.O6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1]*[.O6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2]*[.O6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3]*[.O6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4]*[.O6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5]*[.O6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6]*[.O6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7]*[.O6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8]*[.O6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9]*[.O6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0]*[.O7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1]*[.O7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2]*[.O7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3]*[.O7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4]*[.O7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5]*[.O7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6]*[.O7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7]*[.O7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8]*[.O7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9]*[.O7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0]*[.O8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1]*[.O8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2]*[.O8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3]*[.O8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4]*[.O8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5]*[.O8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6]*[.O8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7]*[.O8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8]*[.O8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9]*[.O8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0]*[.O9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1]*[.O9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2]*[.O9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3]*[.O9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4]*[.O9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5]*[.O9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6]*[.O9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7]*[.O9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8]*[.O9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9]*[.O9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0]*[.O10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1]*[.O10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2]*[.O10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3]*[.O10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4]*[.O10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5]*[.O10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6]*[.O10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7]*[.O10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8]*[.O10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4"/>
          <table:table-cell table:style-name="ce6" table:content-validation-name="val5"/>
          <table:table-cell table:style-name="ce6" table:content-validation-name="val6"/>
          <table:table-cell table:style-name="ce6" table:content-validation-name="val7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11"/>
          <table:table-cell table:style-name="ce6" table:content-validation-name="val12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16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9]*[.O10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20"/>
          <table:table-cell table:style-name="ce26" table:content-validation-name="val21"/>
          <table:table-cell table:style-name="ce34" table:content-validation-name="val22"/>
          <table:table-cell table:style-name="ce6" table:content-validation-name="val23"/>
          <table:table-cell table:style-name="ce6" table:content-validation-name="val24"/>
          <table:table-cell table:style-name="ce6" table:content-validation-name="val25"/>
          <table:table-cell table:style-name="ce6" table:content-validation-name="val26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6" table:number-rows-repeated="104846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'CONSUMER SPECIALTIES'.$A$1" table:cell-range-address="$'CONSUMER SPECIALTIES'.$A$8:.$AA$9"/>
        </table:named-expressions>
      </table:table>
      <table:table table:name="INDUSTRIAL SPECIALTIES" table:style-name="ta2">
        <table:table-column table:style-name="co1" table:number-columns-repeated="3" table:default-cell-style-name="ce7"/>
        <table:table-column table:style-name="co2" table:default-cell-style-name="ce7"/>
        <table:table-column table:style-name="co3" table:default-cell-style-name="ce7"/>
        <table:table-column table:style-name="co4" table:number-columns-repeated="2" table:default-cell-style-name="ce7"/>
        <table:table-column table:style-name="co5" table:default-cell-style-name="ce7"/>
        <table:table-column table:style-name="co6" table:default-cell-style-name="ce7"/>
        <table:table-column table:style-name="co24" table:default-cell-style-name="ce7"/>
        <table:table-column table:style-name="co8" table:number-columns-repeated="2" table:default-cell-style-name="ce7"/>
        <table:table-column table:style-name="co9" table:default-cell-style-name="ce7"/>
        <table:table-column table:style-name="co25" table:default-cell-style-name="ce7"/>
        <table:table-column table:style-name="co11" table:default-cell-style-name="ce7"/>
        <table:table-column table:style-name="co12" table:default-cell-style-name="ce7"/>
        <table:table-column table:style-name="co3" table:default-cell-style-name="ce7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7" table:default-cell-style-name="ce7"/>
        <table:table-column table:style-name="co18" table:default-cell-style-name="ce7"/>
        <table:table-column table:style-name="co19" table:default-cell-style-name="ce7"/>
        <table:table-column table:style-name="co20" table:default-cell-style-name="ce7"/>
        <table:table-column table:style-name="co21" table:default-cell-style-name="ce7"/>
        <table:table-column table:style-name="co22" table:default-cell-style-name="ce7"/>
        <table:table-column table:style-name="co23" table:number-columns-repeated="230" table:default-cell-style-name="ce37"/>
        <table:table-column table:style-name="co23" table:number-columns-repeated="767" table:default-cell-style-name="Default"/>
        <table:table-row table:style-name="ro2">
          <table:table-cell table:style-name="ce1" office:value-type="string" calcext:value-type="string" table:number-columns-spanned="3" table:number-rows-spanned="3">
            <text:p>INDUSTRIAL SPECIALTIES</text:p>
            <text:p>(Coatings, Construction, Energy, Perf Specialties)</text:p>
          </table:table-cell>
          <table:covered-table-cell table:number-columns-repeated="2" table:style-name="ce1"/>
          <table:table-cell table:style-name="ce38" office:value-type="string" calcext:value-type="string" table:number-columns-spanned="1" table:number-rows-spanned="3">
            <text:p>GREEN shaded columns represent Dropdown update Data</text:p>
          </table:table-cell>
          <table:table-cell table:style-name="ce44"/>
          <table:table-cell table:number-columns-repeated="5"/>
          <table:table-cell table:style-name="ce22" office:value-type="string" calcext:value-type="string" table:number-columns-spanned="2" table:number-rows-spanned="1">
            <text:p>Ashland FisCal Quarter-1 (Oct 1 to Dec 31)</text:p>
          </table:table-cell>
          <table:covered-table-cell table:style-name="ce25"/>
          <table:table-cell table:number-columns-repeated="1012"/>
        </table:table-row>
        <table:table-row table:style-name="ro2">
          <table:covered-table-cell table:number-columns-repeated="3" table:style-name="ce1"/>
          <table:covered-table-cell table:style-name="ce39"/>
          <table:table-cell table:style-name="ce44"/>
          <table:table-cell table:number-columns-repeated="5"/>
          <table:table-cell table:style-name="ce22" office:value-type="string" calcext:value-type="string" table:number-columns-spanned="2" table:number-rows-spanned="1">
            <text:p>Ashland FisCal Quarter-2 (Jan 1 to Mar 31)</text:p>
          </table:table-cell>
          <table:covered-table-cell table:style-name="ce25"/>
          <table:table-cell table:number-columns-repeated="1012"/>
        </table:table-row>
        <table:table-row table:style-name="ro2">
          <table:covered-table-cell table:number-columns-repeated="3" table:style-name="ce1"/>
          <table:covered-table-cell table:style-name="ce40"/>
          <table:table-cell table:style-name="ce44"/>
          <table:table-cell table:number-columns-repeated="5"/>
          <table:table-cell table:style-name="ce22" office:value-type="string" calcext:value-type="string" table:number-columns-spanned="2" table:number-rows-spanned="1">
            <text:p>Ashland FisCal Quarter-3 (Apr 1 to Jun 30)</text:p>
          </table:table-cell>
          <table:covered-table-cell table:style-name="ce25"/>
          <table:table-cell table:number-columns-repeated="1012"/>
        </table:table-row>
        <table:table-row table:style-name="ro1">
          <table:table-cell table:style-name="ce2" table:content-validation-name="val1" office:value-type="string" calcext:value-type="string" table:number-columns-spanned="3" table:number-rows-spanned="1">
            <text:p><text:span text:style-name="T1">Distributor Name:</text:span><text:span text:style-name="T2"> </text:span></text:p>
          </table:table-cell>
          <table:covered-table-cell table:number-columns-repeated="2" table:style-name="ce2"/>
          <table:table-cell table:style-name="ce41" office:value-type="string" calcext:value-type="string" table:number-columns-spanned="1" table:number-rows-spanned="3">
            <text:p>PURPLE shaded columns represent Manually update Data</text:p>
          </table:table-cell>
          <table:table-cell table:style-name="ce44"/>
          <table:table-cell table:style-name="ce12" table:number-columns-repeated="3"/>
          <table:table-cell table:style-name="ce18" table:number-columns-repeated="2"/>
          <table:table-cell table:style-name="ce22" office:value-type="string" calcext:value-type="string" table:number-columns-spanned="2" table:number-rows-spanned="1">
            <text:p>Ashland FisCal Quarter-4 (Jul 1 to Sep 30)</text:p>
          </table:table-cell>
          <table:covered-table-cell table:style-name="ce25"/>
          <table:table-cell table:style-name="ce19" table:number-columns-repeated="4"/>
          <table:table-cell table:style-name="ce27"/>
          <table:table-cell table:style-name="ce31"/>
          <table:table-cell table:style-name="ce18" table:number-columns-repeated="2"/>
          <table:table-cell table:style-name="ce33"/>
          <table:table-cell table:style-name="ce19" table:number-columns-repeated="4"/>
          <table:table-cell table:style-name="ce31"/>
          <table:table-cell table:style-name="ce19"/>
          <table:table-cell table:style-name="ce18" table:number-columns-repeated="997"/>
        </table:table-row>
        <table:table-row table:style-name="ro1">
          <table:table-cell table:style-name="ce2" table:content-validation-name="val2" office:value-type="string" calcext:value-type="string" table:number-columns-spanned="3" table:number-rows-spanned="1">
            <text:p><text:span text:style-name="T1">Dist. Rep Name:</text:span><text:span text:style-name="T2"> </text:span></text:p>
          </table:table-cell>
          <table:covered-table-cell table:number-columns-repeated="2" table:style-name="ce2"/>
          <table:covered-table-cell table:style-name="ce42"/>
          <table:table-cell table:style-name="ce44"/>
          <table:table-cell table:style-name="ce14" table:number-columns-repeated="3"/>
          <table:table-cell table:style-name="ce18" table:number-columns-repeated="4"/>
          <table:table-cell table:style-name="ce19" table:number-columns-repeated="4"/>
          <table:table-cell table:style-name="ce27"/>
          <table:table-cell table:style-name="ce31"/>
          <table:table-cell table:style-name="ce18" table:number-columns-repeated="2"/>
          <table:table-cell table:style-name="ce33"/>
          <table:table-cell table:style-name="ce19" table:number-columns-repeated="4"/>
          <table:table-cell table:style-name="ce31"/>
          <table:table-cell table:style-name="ce19"/>
          <table:table-cell table:style-name="ce18" table:number-columns-repeated="997"/>
        </table:table-row>
        <table:table-row table:style-name="ro1">
          <table:table-cell table:style-name="ce2" table:content-validation-name="val3" office:value-type="string" calcext:value-type="string" table:number-columns-spanned="3" table:number-rows-spanned="1">
            <text:p><text:span text:style-name="T1">Dist. Rep Email:</text:span><text:span text:style-name="T2">  </text:span></text:p>
          </table:table-cell>
          <table:covered-table-cell table:number-columns-repeated="2" table:style-name="ce2"/>
          <table:covered-table-cell table:style-name="ce43"/>
          <table:table-cell table:style-name="ce44"/>
          <table:table-cell table:style-name="ce14" table:number-columns-repeated="3"/>
          <table:table-cell table:style-name="ce45"/>
          <table:table-cell table:style-name="ce18" table:number-columns-repeated="3"/>
          <table:table-cell table:style-name="ce19" table:number-columns-repeated="4"/>
          <table:table-cell table:style-name="ce27"/>
          <table:table-cell table:style-name="ce31"/>
          <table:table-cell table:style-name="ce18" table:number-columns-repeated="2"/>
          <table:table-cell table:style-name="ce33"/>
          <table:table-cell table:style-name="ce19" table:number-columns-repeated="4"/>
          <table:table-cell table:style-name="ce31"/>
          <table:table-cell table:style-name="ce19"/>
          <table:table-cell table:style-name="ce18" table:number-columns-repeated="997"/>
        </table:table-row>
        <table:table-row table:style-name="ro2">
          <table:table-cell table:style-name="ce3" office:value-type="string" calcext:value-type="string" table:number-columns-spanned="4" table:number-rows-spanned="1">
            <text:p>LISD Information</text:p>
          </table:table-cell>
          <table:covered-table-cell table:number-columns-repeated="3" table:style-name="ce3"/>
          <table:table-cell table:style-name="ce20" office:value-type="string" calcext:value-type="string">
            <text:p>OPPORTUNITY OWNER</text:p>
          </table:table-cell>
          <table:table-cell table:style-name="ce20" office:value-type="string" calcext:value-type="string" table:number-columns-spanned="2" table:number-rows-spanned="1">
            <text:p>END USE CUSTOMER &amp; CONTACT INFORMATION</text:p>
          </table:table-cell>
          <table:covered-table-cell table:style-name="ce20"/>
          <table:table-cell table:style-name="ce3" office:value-type="string" calcext:value-type="string" table:number-columns-spanned="2" table:number-rows-spanned="1">
            <text:p>End Use CONTACT RELATIONSHIP STATUS</text:p>
          </table:table-cell>
          <table:covered-table-cell table:style-name="ce3"/>
          <table:table-cell table:style-name="ce20" office:value-type="string" calcext:value-type="string">
            <text:p>DETAILED INFORMATION ON THE OPPORTUNITY</text:p>
          </table:table-cell>
          <table:table-cell table:style-name="ce20" office:value-type="string" calcext:value-type="string" table:number-columns-spanned="2" table:number-rows-spanned="1">
            <text:p>DATE format MM/DD/YYYY-(Example: 10/22/2015 for OCT 22, 2015)</text:p>
          </table:table-cell>
          <table:covered-table-cell table:style-name="ce20"/>
          <table:table-cell table:style-name="ce20" office:value-type="string" calcext:value-type="string" table:number-columns-spanned="4" table:number-rows-spanned="1">
            <text:p>ASI - MATERIAL &amp; REVENUE INFORMATION</text:p>
          </table:table-cell>
          <table:covered-table-cell table:number-columns-repeated="3" table:style-name="ce20"/>
          <table:table-cell table:style-name="ce28" office:value-type="string" office:string-value="AUTO FILL COLUMN" calcext:value-type="string">
            <text:p><text:s/>AUTO FILL COLUMN </text:p>
          </table:table-cell>
          <table:table-cell table:style-name="ce20" office:value-type="string" calcext:value-type="string">
            <text:p>COMPETITION DETAILS</text:p>
          </table:table-cell>
          <table:table-cell table:style-name="ce3" office:value-type="string" calcext:value-type="string">
            <text:p>Opportunity STAGE Qualification</text:p>
          </table:table-cell>
          <table:table-cell table:style-name="ce3" office:value-type="string" calcext:value-type="string">
            <text:p>STAGE Description</text:p>
          </table:table-cell>
          <table:table-cell table:style-name="ce3" office:value-type="string" calcext:value-type="string" table:number-columns-spanned="4" table:number-rows-spanned="1">
            <text:p>OPPORTUNITY DETAILS</text:p>
          </table:table-cell>
          <table:covered-table-cell table:number-columns-repeated="2" table:style-name="ce8"/>
          <table:covered-table-cell table:style-name="ce11"/>
          <table:table-cell table:style-name="ce3" office:value-type="string" calcext:value-type="string">
            <text:p>OPPORTUNITY RESULTS INFORMATION</text:p>
          </table:table-cell>
          <table:table-cell table:style-name="ce20" office:value-type="string" calcext:value-type="string">
            <text:p>OPPORTUNITY RESULTS INFORMATION (other reason)</text:p>
          </table:table-cell>
          <table:table-cell table:style-name="ce20" office:value-type="string" calcext:value-type="string">
            <text:p>DATE format MM/DD/YYYY-(Example: 10/22/2015 for OCT 22, 2015)</text:p>
          </table:table-cell>
          <table:table-cell table:style-name="ce35" table:number-columns-repeated="997"/>
        </table:table-row>
        <table:table-row table:style-name="ro3">
          <table:table-cell table:style-name="ce4" office:value-type="string" calcext:value-type="string" table:number-columns-spanned="1" table:number-rows-spanned="2">
            <text:p>Sales Office Desc </text:p>
            <text:p><text:span text:style-name="T3">(Region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Sales Group Desc </text:p>
            <text:p>(<text:span text:style-name="T3">Country Name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Customer Group Desc (<text:span text:style-name="T3">Business Unit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PAC Description</text:p>
            <text:p>(<text:span text:style-name="T3">END USE MARKET APPLICATION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Opportunity Owner </text:p>
            <text:p>(<text:span text:style-name="T3">Ashland Account Rep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End Use Customer Account </text:p>
            <text:p>(<text:span text:style-name="T3">Name &amp; Address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End Use Contact</text:p>
            <text:p><text:span text:style-name="T5">Name, Title (Designation) &amp; Email</text:span></text:p>
          </table:table-cell>
          <table:table-cell table:style-name="ce4" office:value-type="string" calcext:value-type="string" table:number-columns-spanned="1" table:number-rows-spanned="2">
            <text:p>Contact Capability</text:p>
            <text:p>(Key Role)</text:p>
          </table:table-cell>
          <table:table-cell table:style-name="ce4" office:value-type="string" calcext:value-type="string" table:number-columns-spanned="1" table:number-rows-spanned="2">
            <text:p>RELATIONSHIP STATUS</text:p>
          </table:table-cell>
          <table:table-cell table:style-name="ce4" office:value-type="string" calcext:value-type="string" table:number-columns-spanned="1" table:number-rows-spanned="2">
            <text:p>Opportunity Notes (Description)</text:p>
            <text:p><text:span text:style-name="T5">Info on customer project/ ASI samples /lab work support ?, etc</text:span></text:p>
          </table:table-cell>
          <table:table-cell table:style-name="ce4" office:value-type="string" calcext:value-type="string" table:number-columns-spanned="1" table:number-rows-spanned="2">
            <text:p>Expected Decision Date </text:p>
            <text:p>(<text:span text:style-name="T3">Close Date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Expected Revenue Date</text:p>
            <text:p>(<text:span text:style-name="T3">greater than close date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ASI PRODUCT FULL NAME</text:p>
            <text:p>(<text:span text:style-name="T3">MATERIAL WITH GRADE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UOM</text:p>
            <text:p>(<text:span text:style-name="T3">Unit of Measure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PRODUCT QUANTITY</text:p>
            <text:p><text:span text:style-name="T5">Per Annum ( Kg / lb)</text:span></text:p>
          </table:table-cell>
          <table:table-cell table:style-name="ce4" office:value-type="string" calcext:value-type="string" table:number-columns-spanned="1" table:number-rows-spanned="2">
            <text:p>PRODUCT PRICE</text:p>
            <text:p>(<text:span text:style-name="T3">USD per Kg / lb</text:span><text:span text:style-name="T4">)</text:span></text:p>
          </table:table-cell>
          <table:table-cell table:style-name="ce29" office:value-type="string" calcext:value-type="string" table:number-columns-spanned="1" table:number-rows-spanned="2">
            <text:p><text:span text:style-name="T6">Total Opportunity Revenue</text:span><text:span text:style-name="T7"> </text:span></text:p>
            <text:p><text:span text:style-name="T5">(Value per Annum)</text:span></text:p>
          </table:table-cell>
          <table:table-cell table:style-name="ce4" office:value-type="string" calcext:value-type="string" table:number-columns-spanned="1" table:number-rows-spanned="2">
            <text:p>Competitor Name &amp; Related Information</text:p>
          </table:table-cell>
          <table:table-cell table:style-name="ce32" office:value-type="string" calcext:value-type="string" table:number-columns-spanned="1" table:number-rows-spanned="2">
            <text:p>Percent (%) Probability of Winning the Opportunity</text:p>
          </table:table-cell>
          <table:table-cell table:style-name="ce32" office:value-type="string" calcext:value-type="string" table:number-columns-spanned="1" table:number-rows-spanned="2">
            <text:p>Describe current stage of the opportunity</text:p>
            <text:p>(<text:span text:style-name="T3">Sampling, Need ASI Lab Support, Customer Trials, FDA approval, Negotiations, etc.</text:span><text:span text:style-name="T8">) as applicable</text:span></text:p>
          </table:table-cell>
          <table:table-cell table:style-name="ce4" office:value-type="string" calcext:value-type="string" table:number-columns-spanned="1" table:number-rows-spanned="2">
            <text:p>SBU</text:p>
            <text:p>(<text:span text:style-name="T3">Strategic Business Unit</text:span><text:span text:style-name="T4">)</text:span></text:p>
          </table:table-cell>
          <table:table-cell table:style-name="ce4" office:value-type="string" calcext:value-type="string" table:number-columns-spanned="1" table:number-rows-spanned="2">
            <text:p>Functionality</text:p>
          </table:table-cell>
          <table:table-cell table:style-name="ce4" office:value-type="string" calcext:value-type="string" table:number-columns-spanned="1" table:number-rows-spanned="2">
            <text:p>Opportunity Type</text:p>
          </table:table-cell>
          <table:table-cell table:style-name="ce4" office:value-type="string" calcext:value-type="string" table:number-columns-spanned="1" table:number-rows-spanned="2">
            <text:p>Opportunity Status</text:p>
          </table:table-cell>
          <table:table-cell table:style-name="ce4" office:value-type="string" calcext:value-type="string" table:number-columns-spanned="1" table:number-rows-spanned="2">
            <text:p>Result Reason (<text:span text:style-name="T3">Reason for Close</text:span><text:span text:style-name="T4">)</text:span></text:p>
            <text:p><text:span text:style-name="T9">(provide only for </text:span><text:span text:style-name="T10">CLOSED Status </text:span><text:span text:style-name="T11">from Previous </text:span><text:span text:style-name="T10">Column</text:span><text:span text:style-name="T11">)</text:span></text:p>
          </table:table-cell>
          <table:table-cell table:style-name="ce4" office:value-type="string" calcext:value-type="string" table:number-columns-spanned="1" table:number-rows-spanned="2">
            <text:p>Results Description </text:p>
            <text:p>(provide only for option <text:span text:style-name="T12">OTHER </text:span><text:span text:style-name="T13">from </text:span><text:span text:style-name="T14">Previous column</text:span><text:span text:style-name="T15">)</text:span></text:p>
          </table:table-cell>
          <table:table-cell table:style-name="ce4" office:value-type="string" calcext:value-type="string" table:number-columns-spanned="1" table:number-rows-spanned="2">
            <text:p>Actual Decision Date</text:p>
            <text:p>(<text:span text:style-name="T3">Won / Lost Status only</text:span><text:span text:style-name="T4">)</text:span></text:p>
          </table:table-cell>
          <table:table-cell table:style-name="ce36" table:number-columns-repeated="997"/>
        </table:table-row>
        <table:table-row table:style-name="ro3">
          <table:covered-table-cell table:number-columns-repeated="16" table:style-name="ce4"/>
          <table:covered-table-cell table:style-name="ce29"/>
          <table:covered-table-cell table:style-name="ce4"/>
          <table:covered-table-cell table:number-columns-repeated="2" table:style-name="ce32"/>
          <table:covered-table-cell table:number-columns-repeated="7" table:style-name="ce4"/>
          <table:table-cell table:style-name="ce36"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34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]*[.O1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1]*[.O1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2]*[.O1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3]*[.O1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4]*[.O1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5]*[.O1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6]*[.O1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7]*[.O1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8]*[.O1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9]*[.O1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0]*[.O2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1]*[.O2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2]*[.O2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3]*[.O2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4]*[.O2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5]*[.O2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6]*[.O2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7]*[.O2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8]*[.O2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29]*[.O2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0]*[.O3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1]*[.O3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2]*[.O3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3]*[.O3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4]*[.O3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5]*[.O3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6]*[.O3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7]*[.O3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8]*[.O3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39]*[.O3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0]*[.O4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1]*[.O4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2]*[.O4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3]*[.O4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4]*[.O4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5]*[.O4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6]*[.O4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7]*[.O4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8]*[.O4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49]*[.O4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0]*[.O5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1]*[.O5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2]*[.O5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3]*[.O5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4]*[.O5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5]*[.O5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6]*[.O5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7]*[.O5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8]*[.O5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59]*[.O5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0]*[.O6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1]*[.O6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2]*[.O6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3]*[.O6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4]*[.O6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5]*[.O6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6]*[.O6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7]*[.O6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8]*[.O6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69]*[.O6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0]*[.O7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1]*[.O7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2]*[.O7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3]*[.O7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4]*[.O7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5]*[.O7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6]*[.O7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7]*[.O7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8]*[.O7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79]*[.O7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0]*[.O8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1]*[.O8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2]*[.O8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3]*[.O8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4]*[.O8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5]*[.O8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6]*[.O8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7]*[.O8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8]*[.O8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89]*[.O8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0]*[.O9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1]*[.O9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2]*[.O9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3]*[.O9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4]*[.O9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5]*[.O9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6]*[.O9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7]*[.O9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8]*[.O9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99]*[.O9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0]*[.O100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1]*[.O101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2]*[.O102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3]*[.O103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4]*[.O104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5]*[.O105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6]*[.O106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7]*[.O107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8]*[.O108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5">
          <table:table-cell table:style-name="ce6" table:content-validation-name="val28"/>
          <table:table-cell table:style-name="ce34" table:content-validation-name="val29"/>
          <table:table-cell table:style-name="ce6" table:content-validation-name="val30"/>
          <table:table-cell table:style-name="ce6" table:content-validation-name="val31"/>
          <table:table-cell table:style-name="ce6" table:content-validation-name="val8"/>
          <table:table-cell table:style-name="ce16" table:content-validation-name="val9" office:value-type="string" calcext:value-type="string">
            <text:p>Name: </text:p>
            <text:p>Address: </text:p>
            <text:p>Phone No: </text:p>
          </table:table-cell>
          <table:table-cell table:style-name="ce17" table:content-validation-name="val10" office:value-type="string" calcext:value-type="string">
            <text:p>Name: </text:p>
            <text:p>Desg/Title: </text:p>
            <text:p>Email: </text:p>
          </table:table-cell>
          <table:table-cell table:style-name="ce6" table:content-validation-name="val32"/>
          <table:table-cell table:style-name="ce6" table:content-validation-name="val33"/>
          <table:table-cell table:style-name="ce21" table:content-validation-name="val13"/>
          <table:table-cell table:style-name="ce24" table:content-validation-name="val14" table:number-columns-repeated="2"/>
          <table:table-cell table:style-name="ce26" table:content-validation-name="val15"/>
          <table:table-cell table:style-name="ce6" table:content-validation-name="val34"/>
          <table:table-cell table:style-name="ce6" table:content-validation-name="val17"/>
          <table:table-cell table:style-name="ce6" table:content-validation-name="val18"/>
          <table:table-cell table:style-name="ce30" table:content-validation-name="val19" table:formula="of:=[.P109]*[.O109]" office:value-type="float" office:value="0" calcext:value-type="float">
            <text:p><text:s/>$- </text:p>
          </table:table-cell>
          <table:table-cell table:style-name="ce26"/>
          <table:table-cell table:style-name="ce6" table:content-validation-name="val35"/>
          <table:table-cell table:style-name="ce26" table:content-validation-name="val21"/>
          <table:table-cell table:style-name="ce34" table:content-validation-name="val36"/>
          <table:table-cell table:style-name="ce6" table:content-validation-name="val37"/>
          <table:table-cell table:style-name="ce6" table:content-validation-name="val38"/>
          <table:table-cell table:style-name="ce6" table:content-validation-name="val39"/>
          <table:table-cell table:style-name="ce6" table:content-validation-name="val40"/>
          <table:table-cell table:style-name="ce26" table:content-validation-name="val27"/>
          <table:table-cell table:style-name="ce24" table:content-validation-name="val14"/>
          <table:table-cell table:number-columns-repeated="997"/>
        </table:table-row>
        <table:table-row table:style-name="ro6" table:number-rows-repeated="1048466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Excel_BuiltIn__FilterDatabase" table:base-cell-address="$'CONSUMER SPECIALTIES'.$A$1" table:cell-range-address="$'INDUSTRIAL SPECIALTIES'.$A$8:.$AA$9"/>
        </table:named-expressions>
      </table:table>
      <table:table table:name="Value Codes" table:style-name="ta3">
        <table:table-column table:style-name="co6" table:default-cell-style-name="ce7"/>
        <table:table-column table:style-name="co26" table:default-cell-style-name="ce7"/>
        <table:table-column table:style-name="co27" table:default-cell-style-name="ce7"/>
        <table:table-column table:style-name="co3" table:default-cell-style-name="ce7"/>
        <table:table-column table:style-name="co28" table:default-cell-style-name="ce53"/>
        <table:table-column table:style-name="co29" table:default-cell-style-name="ce7"/>
        <table:table-column table:style-name="co30" table:default-cell-style-name="ce7"/>
        <table:table-column table:style-name="co31" table:default-cell-style-name="ce7"/>
        <table:table-column table:style-name="co32" table:default-cell-style-name="ce7"/>
        <table:table-column table:style-name="co33" table:default-cell-style-name="ce60"/>
        <table:table-column table:style-name="co34" table:default-cell-style-name="ce7"/>
        <table:table-column table:style-name="co33" table:number-columns-repeated="2" table:default-cell-style-name="ce7"/>
        <table:table-column table:style-name="co35" table:default-cell-style-name="ce7"/>
        <table:table-column table:style-name="co33" table:number-columns-repeated="3" table:default-cell-style-name="ce7"/>
        <table:table-column table:style-name="co36" table:number-columns-repeated="1007" table:default-cell-style-name="Default"/>
        <table:table-row table:style-name="ro7">
          <table:table-cell table:style-name="ce46" office:value-type="string" calcext:value-type="string">
            <text:p>Sales District/Industry</text:p>
          </table:table-cell>
          <table:table-cell table:style-name="ce48" office:value-type="string" calcext:value-type="string">
            <text:p>Sales Ofice/Region</text:p>
          </table:table-cell>
          <table:table-cell table:style-name="ce48" office:value-type="string" calcext:value-type="string">
            <text:p>Sales Group/Country</text:p>
          </table:table-cell>
          <table:table-cell table:style-name="ce48" office:value-type="string" calcext:value-type="string">
            <text:p>Customer Group / Business Unit</text:p>
          </table:table-cell>
          <table:table-cell table:style-name="ce51" office:value-type="string" calcext:value-type="string">
            <text:p>PAC Descriptions (per each BU)</text:p>
          </table:table-cell>
          <table:table-cell table:style-name="ce48" office:value-type="string" calcext:value-type="string">
            <text:p>SBU for all BUs</text:p>
          </table:table-cell>
          <table:table-cell table:style-name="ce48" office:value-type="string" calcext:value-type="string">
            <text:p>Functionality</text:p>
          </table:table-cell>
          <table:table-cell table:style-name="ce48" office:value-type="string" calcext:value-type="string">
            <text:p>Opportunity Status</text:p>
          </table:table-cell>
          <table:table-cell table:style-name="ce48" office:value-type="string" calcext:value-type="string">
            <text:p>Opportunity Type</text:p>
          </table:table-cell>
          <table:table-cell table:style-name="ce48" office:value-type="string" calcext:value-type="string">
            <text:p>Stage Qualification</text:p>
            <text:p>Probability of Winning</text:p>
          </table:table-cell>
          <table:table-cell table:style-name="ce48" office:value-type="string" calcext:value-type="string">
            <text:p>Result Reason</text:p>
          </table:table-cell>
          <table:table-cell table:style-name="ce48" office:value-type="string" calcext:value-type="string">
            <text:p>UOM</text:p>
          </table:table-cell>
          <table:table-cell table:style-name="ce48" office:value-type="string" calcext:value-type="string">
            <text:p>Contact Relationship</text:p>
          </table:table-cell>
          <table:table-cell table:style-name="ce48" office:value-type="string" calcext:value-type="string">
            <text:p>Contact Nature / Role Assignment</text:p>
          </table:table-cell>
          <table:table-cell table:style-name="ce48"/>
          <table:table-cell table:style-name="ce62" table:number-columns-repeated="1009"/>
        </table:table-row>
        <table:table-row table:style-name="ro6">
          <table:table-cell table:style-name="ce47" office:value-type="string" calcext:value-type="string">
            <text:p>CONSUMER - (52100)</text:p>
          </table:table-cell>
          <table:table-cell table:style-name="ce47" office:value-type="string" calcext:value-type="string">
            <text:p>CHINA</text:p>
          </table:table-cell>
          <table:table-cell table:style-name="ce50" office:value-type="string" calcext:value-type="string">
            <text:p>AUSTRALIA (5H1) / <text:span text:style-name="T5">NZ</text:span></text:p>
          </table:table-cell>
          <table:table-cell table:style-name="ce50" office:value-type="string" calcext:value-type="string">
            <text:p>AGCHEM</text:p>
          </table:table-cell>
          <table:table-cell table:style-name="ce52" office:value-type="string" calcext:value-type="string">
            <text:p>BEVERAGE - BEER</text:p>
          </table:table-cell>
          <table:table-cell table:style-name="ce50" office:value-type="string" calcext:value-type="string">
            <text:p>ACRYLATES</text:p>
          </table:table-cell>
          <table:table-cell table:style-name="ce50" office:value-type="string" calcext:value-type="string">
            <text:p>ADHESION</text:p>
          </table:table-cell>
          <table:table-cell table:style-name="ce50" office:value-type="string" calcext:value-type="string">
            <text:p>OPEN / IN-PROGRESS</text:p>
          </table:table-cell>
          <table:table-cell table:style-name="ce50" office:value-type="string" calcext:value-type="string">
            <text:p>NEW BUSINESS</text:p>
          </table:table-cell>
          <table:table-cell table:style-name="ce49" office:value-type="string" calcext:value-type="string">
            <text:p>STAGE-1 (@ 25%)</text:p>
          </table:table-cell>
          <table:table-cell table:style-name="ce50" office:value-type="string" calcext:value-type="string">
            <text:p>CLINICAL TRIAL</text:p>
          </table:table-cell>
          <table:table-cell table:style-name="ce47" office:value-type="string" calcext:value-type="string">
            <text:p>KILOGRAM</text:p>
          </table:table-cell>
          <table:table-cell table:style-name="ce50" office:value-type="string" calcext:value-type="string">
            <text:p>TRUSTWORTHY</text:p>
          </table:table-cell>
          <table:table-cell table:style-name="ce50" office:value-type="string" calcext:value-type="string">
            <text:p>COACH / CHAMPION</text:p>
          </table:table-cell>
          <table:table-cell table:number-columns-repeated="1010"/>
        </table:table-row>
        <table:table-row table:style-name="ro6">
          <table:table-cell table:style-name="ce47" office:value-type="string" calcext:value-type="string">
            <text:p>INDUSTRIAL - (52200)</text:p>
          </table:table-cell>
          <table:table-cell table:style-name="ce49" office:value-type="string" calcext:value-type="string">
            <text:p>EasternEUROPE</text:p>
          </table:table-cell>
          <table:table-cell table:style-name="ce50" office:value-type="string" calcext:value-type="string">
            <text:p>INDIA (5H2) <text:span text:style-name="T5">BD / LK</text:span></text:p>
          </table:table-cell>
          <table:table-cell table:style-name="ce50" office:value-type="string" calcext:value-type="string">
            <text:p>SKINCARE</text:p>
          </table:table-cell>
          <table:table-cell table:style-name="ce52" office:value-type="string" calcext:value-type="string">
            <text:p>BEVERAGE - WINE</text:p>
          </table:table-cell>
          <table:table-cell table:style-name="ce50" office:value-type="string" calcext:value-type="string">
            <text:p>ADVANCED MATERIALS</text:p>
          </table:table-cell>
          <table:table-cell table:style-name="ce50" office:value-type="string" calcext:value-type="string">
            <text:p>ADVANTIA COATING SYSTEM</text:p>
          </table:table-cell>
          <table:table-cell table:style-name="ce50" office:value-type="string" calcext:value-type="string">
            <text:p>ON - HOLD</text:p>
          </table:table-cell>
          <table:table-cell table:style-name="ce50" office:value-type="string" calcext:value-type="string">
            <text:p>SPOT OPPORTUNITY</text:p>
          </table:table-cell>
          <table:table-cell table:style-name="ce49" office:value-type="string" calcext:value-type="string">
            <text:p>STAGE-2 (@ 50%)</text:p>
          </table:table-cell>
          <table:table-cell table:style-name="ce50" office:value-type="string" calcext:value-type="string">
            <text:p>COMPETITOR</text:p>
          </table:table-cell>
          <table:table-cell table:style-name="ce47" office:value-type="string" calcext:value-type="string">
            <text:p>US POUND</text:p>
          </table:table-cell>
          <table:table-cell table:style-name="ce50" office:value-type="string" calcext:value-type="string">
            <text:p>IDENTIFIED</text:p>
          </table:table-cell>
          <table:table-cell table:style-name="ce50" office:value-type="string" calcext:value-type="string">
            <text:p>EVALUATOR / FORMULATOR</text:p>
          </table:table-cell>
          <table:table-cell table:number-columns-repeated="1010"/>
        </table:table-row>
        <table:table-row table:style-name="ro2">
          <table:table-cell table:style-name="ce47" office:value-type="string" calcext:value-type="string">
            <text:p>MULTI-INDUSTRY (51600)</text:p>
          </table:table-cell>
          <table:table-cell table:style-name="ce49" office:value-type="string" calcext:value-type="string">
            <text:p>LatinAMERICA</text:p>
          </table:table-cell>
          <table:table-cell table:style-name="ce50" office:value-type="string" calcext:value-type="string">
            <text:p>INDONESIA (5H3)</text:p>
          </table:table-cell>
          <table:table-cell table:style-name="ce50" office:value-type="string" calcext:value-type="string">
            <text:p>HAIRCARE</text:p>
          </table:table-cell>
          <table:table-cell table:style-name="ce52" office:value-type="string" calcext:value-type="string">
            <text:p>FOOD - BEVERAGE (NON-BEER OR WINE)</text:p>
          </table:table-cell>
          <table:table-cell table:style-name="ce50" office:value-type="string" calcext:value-type="string">
            <text:p>AQUAFLOW</text:p>
          </table:table-cell>
          <table:table-cell table:style-name="ce50" office:value-type="string" calcext:value-type="string">
            <text:p>ALCOHOL TOLERANT</text:p>
          </table:table-cell>
          <table:table-cell table:style-name="ce50" office:value-type="string" calcext:value-type="string">
            <text:p>CLOSED - WON</text:p>
          </table:table-cell>
          <table:table-cell table:style-name="ce50" office:value-type="string" calcext:value-type="string">
            <text:p>UPSIDE VOLUME</text:p>
          </table:table-cell>
          <table:table-cell table:style-name="ce49" office:value-type="string" calcext:value-type="string">
            <text:p>STAGE-3 (@75%)</text:p>
          </table:table-cell>
          <table:table-cell table:style-name="ce50" office:value-type="string" calcext:value-type="string">
            <text:p>CUSTOMER PROJECT</text:p>
          </table:table-cell>
          <table:table-cell table:style-name="ce47" office:value-type="string" calcext:value-type="string">
            <text:p>BOTTLE</text:p>
          </table:table-cell>
          <table:table-cell table:style-name="ce50" office:value-type="string" calcext:value-type="string">
            <text:p>MET WITH</text:p>
          </table:table-cell>
          <table:table-cell table:style-name="ce61" office:value-type="string" calcext:value-type="string">
            <text:p>VALUE DECISION MAKER /</text:p>
            <text:p> ECONOMIC BUYER</text:p>
          </table:table-cell>
          <table:table-cell table:number-columns-repeated="1010"/>
        </table:table-row>
        <table:table-row table:style-name="ro6">
          <table:table-cell/>
          <table:table-cell table:style-name="ce49" office:value-type="string" calcext:value-type="string">
            <text:p>MiddleEastAFRICA</text:p>
          </table:table-cell>
          <table:table-cell table:style-name="ce50" office:value-type="string" calcext:value-type="string">
            <text:p>JAPAN (5H4)</text:p>
          </table:table-cell>
          <table:table-cell table:style-name="ce50" office:value-type="string" calcext:value-type="string">
            <text:p>ORALCARE</text:p>
          </table:table-cell>
          <table:table-cell table:style-name="ce52" office:value-type="string" calcext:value-type="string">
            <text:p>FOOD - BAKERY</text:p>
          </table:table-cell>
          <table:table-cell table:style-name="ce50" office:value-type="string" calcext:value-type="string">
            <text:p>BIOCIDES</text:p>
          </table:table-cell>
          <table:table-cell table:style-name="ce50" office:value-type="string" calcext:value-type="string">
            <text:p>AMPHOTERIC</text:p>
          </table:table-cell>
          <table:table-cell table:style-name="ce50" office:value-type="string" calcext:value-type="string">
            <text:p>CLOSED - LOST</text:p>
          </table:table-cell>
          <table:table-cell table:style-name="ce50" office:value-type="string" calcext:value-type="string">
            <text:p>PRICE INCREASE</text:p>
          </table:table-cell>
          <table:table-cell table:style-name="ce49" office:value-type="string" calcext:value-type="string">
            <text:p>STAGE-4 (@100%)</text:p>
          </table:table-cell>
          <table:table-cell table:style-name="ce50" office:value-type="string" calcext:value-type="string">
            <text:p>FDA APPROVAL</text:p>
          </table:table-cell>
          <table:table-cell table:style-name="ce47" office:value-type="string" calcext:value-type="string">
            <text:p>BAG</text:p>
          </table:table-cell>
          <table:table-cell table:style-name="ce50" office:value-type="string" calcext:value-type="string">
            <text:p>UNKNOWN</text:p>
          </table:table-cell>
          <table:table-cell table:number-columns-repeated="1011"/>
        </table:table-row>
        <table:table-row table:style-name="ro6">
          <table:table-cell/>
          <table:table-cell table:style-name="ce49" office:value-type="string" calcext:value-type="string">
            <text:p>NorthAMERICA</text:p>
          </table:table-cell>
          <table:table-cell table:style-name="ce50" office:value-type="string" calcext:value-type="string">
            <text:p>KOREA (5H5)</text:p>
          </table:table-cell>
          <table:table-cell table:style-name="ce50" office:value-type="string" calcext:value-type="string">
            <text:p>HOUSEHOLD</text:p>
          </table:table-cell>
          <table:table-cell table:style-name="ce52" office:value-type="string" calcext:value-type="string">
            <text:p>FOOD - DAIRY</text:p>
          </table:table-cell>
          <table:table-cell table:style-name="ce50" office:value-type="string" calcext:value-type="string">
            <text:p>CARBOMER</text:p>
          </table:table-cell>
          <table:table-cell table:style-name="ce50" office:value-type="string" calcext:value-type="string">
            <text:p>ANIONIC</text:p>
          </table:table-cell>
          <table:table-cell table:style-name="ce50" office:value-type="string" calcext:value-type="string">
            <text:p>CLOSED - CANCELLED BY CUSTOMER</text:p>
          </table:table-cell>
          <table:table-cell table:style-name="ce50" office:value-type="string" calcext:value-type="string">
            <text:p>SHARE SHIFT</text:p>
          </table:table-cell>
          <table:table-cell/>
          <table:table-cell table:style-name="ce50" office:value-type="string" calcext:value-type="string">
            <text:p>FEATURES</text:p>
          </table:table-cell>
          <table:table-cell table:style-name="ce47" office:value-type="string" calcext:value-type="string">
            <text:p>DRUM</text:p>
          </table:table-cell>
          <table:table-cell table:style-name="ce50" office:value-type="string" calcext:value-type="string">
            <text:p>FAVOR US</text:p>
          </table:table-cell>
          <table:table-cell table:number-columns-repeated="1011"/>
        </table:table-row>
        <table:table-row table:style-name="ro6">
          <table:table-cell/>
          <table:table-cell table:style-name="ce47" office:value-type="string" calcext:value-type="string">
            <text:p>RestOfAsia</text:p>
          </table:table-cell>
          <table:table-cell table:style-name="ce50" office:value-type="string" calcext:value-type="string">
            <text:p>MALAYSIA (5H6)</text:p>
          </table:table-cell>
          <table:table-cell table:style-name="ce50" office:value-type="string" calcext:value-type="string">
            <text:p>NUTRITION</text:p>
          </table:table-cell>
          <table:table-cell table:style-name="ce52" office:value-type="string" calcext:value-type="string">
            <text:p>FOOD - MEAT</text:p>
          </table:table-cell>
          <table:table-cell table:style-name="ce50" office:value-type="string" calcext:value-type="string">
            <text:p>CMC</text:p>
          </table:table-cell>
          <table:table-cell table:style-name="ce50" office:value-type="string" calcext:value-type="string">
            <text:p>ANTI AGGLOMERANT</text:p>
          </table:table-cell>
          <table:table-cell table:style-name="ce50" office:value-type="string" calcext:value-type="string">
            <text:p>CLOSED - NOT PURSUED BY ASI</text:p>
          </table:table-cell>
          <table:table-cell table:style-name="ce50" office:value-type="string" calcext:value-type="string">
            <text:p>NEW PRODUCT - NEW TO ASI</text:p>
          </table:table-cell>
          <table:table-cell/>
          <table:table-cell table:style-name="ce50" office:value-type="string" calcext:value-type="string">
            <text:p>GENERATED NEW OPPORTUNITY</text:p>
          </table:table-cell>
          <table:table-cell/>
          <table:table-cell table:style-name="ce50" office:value-type="string" calcext:value-type="string">
            <text:p>FAVOR COMPETITION</text:p>
          </table:table-cell>
          <table:table-cell table:number-columns-repeated="1011"/>
        </table:table-row>
        <table:table-row table:style-name="ro6">
          <table:table-cell/>
          <table:table-cell table:style-name="ce49" office:value-type="string" calcext:value-type="string">
            <text:p>WesternEUROPE</text:p>
          </table:table-cell>
          <table:table-cell table:style-name="ce50" office:value-type="string" calcext:value-type="string">
            <text:p>MAURITIUS (5H7)</text:p>
          </table:table-cell>
          <table:table-cell table:style-name="ce50" office:value-type="string" calcext:value-type="string">
            <text:p>PHARMACEUTICALS</text:p>
          </table:table-cell>
          <table:table-cell table:style-name="ce52" office:value-type="string" calcext:value-type="string">
            <text:p>FOOD - MEAT ALTERNATIVES</text:p>
          </table:table-cell>
          <table:table-cell table:style-name="ce50" office:value-type="string" calcext:value-type="string">
            <text:p>CMC JIANGMEN</text:p>
          </table:table-cell>
          <table:table-cell table:style-name="ce50" office:value-type="string" calcext:value-type="string">
            <text:p>ANTI CORROSION</text:p>
          </table:table-cell>
          <table:table-cell/>
          <table:table-cell table:style-name="ce50" office:value-type="string" calcext:value-type="string">
            <text:p>NEW PRODUCT - NEW TO THE WORLD</text:p>
          </table:table-cell>
          <table:table-cell/>
          <table:table-cell table:style-name="ce50" office:value-type="string" calcext:value-type="string">
            <text:p>ASI PROFITABILITY</text:p>
          </table:table-cell>
          <table:table-cell/>
          <table:table-cell table:style-name="ce50" office:value-type="string" calcext:value-type="string">
            <text:p>NEUTRAL</text:p>
          </table:table-cell>
          <table:table-cell table:number-columns-repeated="1011"/>
        </table:table-row>
        <table:table-row table:style-name="ro6">
          <table:table-cell table:number-columns-repeated="2"/>
          <table:table-cell table:style-name="ce50" office:value-type="string" calcext:value-type="string">
            <text:p>MYANMAR (5H8)</text:p>
          </table:table-cell>
          <table:table-cell table:style-name="ce50" office:value-type="string" calcext:value-type="string">
            <text:p>ADVANCEDMATERIALS</text:p>
          </table:table-cell>
          <table:table-cell table:style-name="ce52" office:value-type="string" calcext:value-type="string">
            <text:p>FOOD - DESERT AND TOPPINGS</text:p>
          </table:table-cell>
          <table:table-cell table:style-name="ce50" office:value-type="string" calcext:value-type="string">
            <text:p>CONSTRUTION ADDITIVES</text:p>
          </table:table-cell>
          <table:table-cell table:style-name="ce50" office:value-type="string" calcext:value-type="string">
            <text:p>ANTI-STATIC</text:p>
          </table:table-cell>
          <table:table-cell/>
          <table:table-cell table:style-name="ce50" office:value-type="string" calcext:value-type="string">
            <text:p>NEW PRODUCT - LINE EXTENSION / APPLICATION</text:p>
          </table:table-cell>
          <table:table-cell/>
          <table:table-cell table:style-name="ce50" office:value-type="string" calcext:value-type="string">
            <text:p>ASI PROJECT TECHNICAL PERFORMANCE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0" office:value-type="string" calcext:value-type="string">
            <text:p>NEPAL (5H9)</text:p>
          </table:table-cell>
          <table:table-cell/>
          <table:table-cell table:style-name="ce52" office:value-type="string" calcext:value-type="string">
            <text:p>FOOD - PET FOOD</text:p>
          </table:table-cell>
          <table:table-cell table:style-name="ce50" office:value-type="string" calcext:value-type="string">
            <text:p>COSMETIC CHEMICALS</text:p>
          </table:table-cell>
          <table:table-cell table:style-name="ce50" office:value-type="string" calcext:value-type="string">
            <text:p>API</text:p>
          </table:table-cell>
          <table:table-cell table:number-columns-repeated="3"/>
          <table:table-cell table:style-name="ce50" office:value-type="string" calcext:value-type="string">
            <text:p>LITIGATION ISSUE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0" office:value-type="string" calcext:value-type="string">
            <text:p>PAKISTAN (5I1)</text:p>
          </table:table-cell>
          <table:table-cell/>
          <table:table-cell table:style-name="ce52" office:value-type="string" calcext:value-type="string">
            <text:p>FOOD - PREPARED FOOD</text:p>
          </table:table-cell>
          <table:table-cell table:style-name="ce50" office:value-type="string" calcext:value-type="string">
            <text:p>EC</text:p>
          </table:table-cell>
          <table:table-cell table:style-name="ce50" office:value-type="string" calcext:value-type="string">
            <text:p>ASR</text:p>
          </table:table-cell>
          <table:table-cell table:number-columns-repeated="3"/>
          <table:table-cell table:style-name="ce50" office:value-type="string" calcext:value-type="string">
            <text:p>PERFORMANCE vs. ALTERNATIVE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0" office:value-type="string" calcext:value-type="string">
            <text:p>PHILIPPINES (5I2)</text:p>
          </table:table-cell>
          <table:table-cell/>
          <table:table-cell table:style-name="ce52" office:value-type="string" calcext:value-type="string">
            <text:p>FOOD - SAUCES AND SAVORY PRODUCTS</text:p>
          </table:table-cell>
          <table:table-cell table:style-name="ce50" office:value-type="string" calcext:value-type="string">
            <text:p>ENCAPSULATES</text:p>
          </table:table-cell>
          <table:table-cell table:style-name="ce50" office:value-type="string" calcext:value-type="string">
            <text:p>BINDER</text:p>
          </table:table-cell>
          <table:table-cell table:number-columns-repeated="3"/>
          <table:table-cell table:style-name="ce50" office:value-type="string" calcext:value-type="string">
            <text:p>PRICE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0" office:value-type="string" calcext:value-type="string">
            <text:p>REST OF ASIA (5I3)</text:p>
          </table:table-cell>
          <table:table-cell/>
          <table:table-cell table:style-name="ce52" office:value-type="string" calcext:value-type="string">
            <text:p>FOOD - OTHER</text:p>
          </table:table-cell>
          <table:table-cell table:style-name="ce50" office:value-type="string" calcext:value-type="string">
            <text:p>FILM COATINGS</text:p>
          </table:table-cell>
          <table:table-cell table:style-name="ce50" office:value-type="string" calcext:value-type="string">
            <text:p>BIO-ADHESIVE</text:p>
          </table:table-cell>
          <table:table-cell table:number-columns-repeated="3"/>
          <table:table-cell table:style-name="ce50" office:value-type="string" calcext:value-type="string">
            <text:p>PRODUCT APROVED BY FDA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0" office:value-type="string" calcext:value-type="string">
            <text:p>SINGAPORE (5I8)</text:p>
          </table:table-cell>
          <table:table-cell table:style-name="ce50" office:value-type="string" calcext:value-type="string">
            <text:p>CONSTRUCTION</text:p>
          </table:table-cell>
          <table:table-cell/>
          <table:table-cell table:style-name="ce50" office:value-type="string" calcext:value-type="string">
            <text:p>FINE CHEMICALS</text:p>
          </table:table-cell>
          <table:table-cell table:style-name="ce50" office:value-type="string" calcext:value-type="string">
            <text:p>CATALYST</text:p>
          </table:table-cell>
          <table:table-cell table:number-columns-repeated="3"/>
          <table:table-cell table:style-name="ce50" office:value-type="string" calcext:value-type="string">
            <text:p>PRODUCT AVAILABILITY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0" office:value-type="string" calcext:value-type="string">
            <text:p>THAILAND (5I6)</text:p>
          </table:table-cell>
          <table:table-cell table:style-name="ce50" office:value-type="string" calcext:value-type="string">
            <text:p>ENERGY</text:p>
          </table:table-cell>
          <table:table-cell table:style-name="ce54" office:value-type="string" calcext:value-type="string">
            <text:p>ADHESIVES</text:p>
          </table:table-cell>
          <table:table-cell table:style-name="ce50" office:value-type="string" calcext:value-type="string">
            <text:p>FPS</text:p>
          </table:table-cell>
          <table:table-cell table:style-name="ce50" office:value-type="string" calcext:value-type="string">
            <text:p>CATIONIC</text:p>
          </table:table-cell>
          <table:table-cell table:number-columns-repeated="3"/>
          <table:table-cell table:style-name="ce50" office:value-type="string" calcext:value-type="string">
            <text:p>PROSPECT CANCELLED PROJECT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0" office:value-type="string" calcext:value-type="string">
            <text:p>VIETNAM (5I7)</text:p>
          </table:table-cell>
          <table:table-cell table:style-name="ce50" office:value-type="string" calcext:value-type="string">
            <text:p>COATINGSADDITIVES</text:p>
          </table:table-cell>
          <table:table-cell table:style-name="ce54" office:value-type="string" calcext:value-type="string">
            <text:p>ADVANCED CERAMICS</text:p>
          </table:table-cell>
          <table:table-cell table:style-name="ce50" office:value-type="string" calcext:value-type="string">
            <text:p>GERMINAL</text:p>
          </table:table-cell>
          <table:table-cell table:style-name="ce50" office:value-type="string" calcext:value-type="string">
            <text:p>COLD PROCESSABILITY</text:p>
          </table:table-cell>
          <table:table-cell table:number-columns-repeated="3"/>
          <table:table-cell table:style-name="ce50" office:value-type="string" calcext:value-type="string">
            <text:p>PROSPECT LOST FUNDING</text:p>
          </table:table-cell>
          <table:table-cell table:number-columns-repeated="1013"/>
        </table:table-row>
        <table:table-row table:style-name="ro6">
          <table:table-cell table:number-columns-repeated="3"/>
          <table:table-cell table:style-name="ce50" office:value-type="string" calcext:value-type="string">
            <text:p>PerformanceSPECIALTIES</text:p>
          </table:table-cell>
          <table:table-cell table:style-name="ce54" office:value-type="string" calcext:value-type="string">
            <text:p>BATTERIES</text:p>
          </table:table-cell>
          <table:table-cell table:style-name="ce50" office:value-type="string" calcext:value-type="string">
            <text:p>GUAR</text:p>
          </table:table-cell>
          <table:table-cell table:style-name="ce50" office:value-type="string" calcext:value-type="string">
            <text:p>COMPLEXATION</text:p>
          </table:table-cell>
          <table:table-cell table:number-columns-repeated="3"/>
          <table:table-cell table:style-name="ce50" office:value-type="string" calcext:value-type="string">
            <text:p>REGULATORY ISSUE</text:p>
          </table:table-cell>
          <table:table-cell table:number-columns-repeated="1013"/>
        </table:table-row>
        <table:table-row table:style-name="ro6">
          <table:table-cell table:number-columns-repeated="4"/>
          <table:table-cell table:style-name="ce54" office:value-type="string" calcext:value-type="string">
            <text:p>CABLES</text:p>
          </table:table-cell>
          <table:table-cell table:style-name="ce50" office:value-type="string" calcext:value-type="string">
            <text:p>HEC</text:p>
          </table:table-cell>
          <table:table-cell table:style-name="ce50" office:value-type="string" calcext:value-type="string">
            <text:p>CROSS-LINKER</text:p>
          </table:table-cell>
          <table:table-cell table:number-columns-repeated="3"/>
          <table:table-cell table:style-name="ce50" office:value-type="string" calcext:value-type="string">
            <text:p>OTHER (DESCRIBE IN RESULTS DESCRIPTION)</text:p>
          </table:table-cell>
          <table:table-cell table:number-columns-repeated="1013"/>
        </table:table-row>
        <table:table-row table:style-name="ro6">
          <table:table-cell table:number-columns-repeated="2"/>
          <table:table-cell table:style-name="ce50" office:value-type="string" calcext:value-type="string">
            <text:p>GREATER CHINA (5C1)</text:p>
          </table:table-cell>
          <table:table-cell/>
          <table:table-cell table:style-name="ce54" office:value-type="string" calcext:value-type="string">
            <text:p>CERAMICS</text:p>
          </table:table-cell>
          <table:table-cell table:style-name="ce50" office:value-type="string" calcext:value-type="string">
            <text:p>HEC NANJING</text:p>
          </table:table-cell>
          <table:table-cell table:style-name="ce50" office:value-type="string" calcext:value-type="string">
            <text:p>DELIVERY AGENT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TAIWAN (5I5)</text:p>
          </table:table-cell>
          <table:table-cell/>
          <table:table-cell table:style-name="ce54" office:value-type="string" calcext:value-type="string">
            <text:p>CIVIL ENGINEERING</text:p>
          </table:table-cell>
          <table:table-cell table:style-name="ce50" office:value-type="string" calcext:value-type="string">
            <text:p>IRON MICROPOWDERS</text:p>
          </table:table-cell>
          <table:table-cell table:style-name="ce50" office:value-type="string" calcext:value-type="string">
            <text:p>DEVELOPMENT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4" office:value-type="string" calcext:value-type="string">
            <text:p>COMPETITION</text:p>
          </table:table-cell>
          <table:table-cell table:style-name="ce50" office:value-type="string" calcext:value-type="string">
            <text:p>ISOBUTYLENE DERIVATIVES</text:p>
          </table:table-cell>
          <table:table-cell table:style-name="ce50" office:value-type="string" calcext:value-type="string">
            <text:p>DISINTEGRANT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BRAZIL (5E1)</text:p>
          </table:table-cell>
          <table:table-cell/>
          <table:table-cell table:style-name="ce54" office:value-type="string" calcext:value-type="string">
            <text:p>ELECTRONICS</text:p>
          </table:table-cell>
          <table:table-cell table:style-name="ce50" office:value-type="string" calcext:value-type="string">
            <text:p>KLUCEL</text:p>
          </table:table-cell>
          <table:table-cell table:style-name="ce50" office:value-type="string" calcext:value-type="string">
            <text:p>DISPERSANT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MEXCARCA (5E2)</text:p>
          </table:table-cell>
          <table:table-cell/>
          <table:table-cell table:style-name="ce54" office:value-type="string" calcext:value-type="string">
            <text:p>EMULSIONS</text:p>
          </table:table-cell>
          <table:table-cell table:style-name="ce50" office:value-type="string" calcext:value-type="string">
            <text:p>MC</text:p>
          </table:table-cell>
          <table:table-cell table:style-name="ce50" office:value-type="string" calcext:value-type="string">
            <text:p>DYE FIXATIVE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NORTH ANDEAN REGION (5E3)</text:p>
          </table:table-cell>
          <table:table-cell/>
          <table:table-cell table:style-name="ce54" office:value-type="string" calcext:value-type="string">
            <text:p>EXPLOSIVES</text:p>
          </table:table-cell>
          <table:table-cell table:style-name="ce50" office:value-type="string" calcext:value-type="string">
            <text:p>MC TIANPU</text:p>
          </table:table-cell>
          <table:table-cell table:style-name="ce50" office:value-type="string" calcext:value-type="string">
            <text:p>DYE TRANSFER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SOUTH ANDEAN REGION (5E4)</text:p>
          </table:table-cell>
          <table:table-cell/>
          <table:table-cell table:style-name="ce54" office:value-type="string" calcext:value-type="string">
            <text:p>INKS &amp; PRINTING</text:p>
          </table:table-cell>
          <table:table-cell table:style-name="ce50" office:value-type="string" calcext:value-type="string">
            <text:p>NON-SBU</text:p>
          </table:table-cell>
          <table:table-cell table:style-name="ce50" office:value-type="string" calcext:value-type="string">
            <text:p>DYE TRANSFER INHIBITION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4" office:value-type="string" calcext:value-type="string">
            <text:p>MEMBRANES</text:p>
          </table:table-cell>
          <table:table-cell table:style-name="ce50" office:value-type="string" calcext:value-type="string">
            <text:p>PHARMA PFR</text:p>
          </table:table-cell>
          <table:table-cell table:style-name="ce50" office:value-type="string" calcext:value-type="string">
            <text:p>ELECTRICAL CONDUCTIVITY 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EASTERN EUROPE (5D1)</text:p>
          </table:table-cell>
          <table:table-cell/>
          <table:table-cell table:style-name="ce54" office:value-type="string" calcext:value-type="string">
            <text:p>METAL PROCESSING</text:p>
          </table:table-cell>
          <table:table-cell table:style-name="ce50" office:value-type="string" calcext:value-type="string">
            <text:p>PHOSPHATE ESTERS</text:p>
          </table:table-cell>
          <table:table-cell table:style-name="ce50" office:value-type="string" calcext:value-type="string">
            <text:p>ELECTRICAL RESISTANCE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4" office:value-type="string" calcext:value-type="string">
            <text:p>MINERAL SLURRIES</text:p>
          </table:table-cell>
          <table:table-cell table:style-name="ce50" office:value-type="string" calcext:value-type="string">
            <text:p>POLYTERPENE RESINS</text:p>
          </table:table-cell>
          <table:table-cell table:style-name="ce50" office:value-type="string" calcext:value-type="string">
            <text:p>EMI PROTECTION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EAST AFRICA (5F2)</text:p>
          </table:table-cell>
          <table:table-cell/>
          <table:table-cell table:style-name="ce54" office:value-type="string" calcext:value-type="string">
            <text:p>MINING</text:p>
          </table:table-cell>
          <table:table-cell table:style-name="ce50" office:value-type="string" calcext:value-type="string">
            <text:p>PRESERVATIVES</text:p>
          </table:table-cell>
          <table:table-cell table:style-name="ce50" office:value-type="string" calcext:value-type="string">
            <text:p>EMULSIFYING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GCC (5F3)</text:p>
          </table:table-cell>
          <table:table-cell/>
          <table:table-cell table:style-name="ce54" office:value-type="string" calcext:value-type="string">
            <text:p>OTHER</text:p>
          </table:table-cell>
          <table:table-cell table:style-name="ce50" office:value-type="string" calcext:value-type="string">
            <text:p>REDISPERSABLE POWDERS</text:p>
          </table:table-cell>
          <table:table-cell table:style-name="ce50" office:value-type="string" calcext:value-type="string">
            <text:p>ENCAPSULATION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MIDDLE EAST / AFRICA (5F1)</text:p>
          </table:table-cell>
          <table:table-cell/>
          <table:table-cell table:style-name="ce54" office:value-type="string" calcext:value-type="string">
            <text:p>PAINT REMOVERS</text:p>
          </table:table-cell>
          <table:table-cell table:style-name="ce50" office:value-type="string" calcext:value-type="string">
            <text:p>SOLVENTS</text:p>
          </table:table-cell>
          <table:table-cell table:style-name="ce50" office:value-type="string" calcext:value-type="string">
            <text:p>EXCIPIENT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NEAR EAST (5F4)</text:p>
          </table:table-cell>
          <table:table-cell/>
          <table:table-cell table:style-name="ce54" office:value-type="string" calcext:value-type="string">
            <text:p>PAPER COATINGS</text:p>
          </table:table-cell>
          <table:table-cell table:style-name="ce50" office:value-type="string" calcext:value-type="string">
            <text:p>SPECIALTY ADDITIVES</text:p>
          </table:table-cell>
          <table:table-cell table:style-name="ce50" office:value-type="string" calcext:value-type="string">
            <text:p>FILM FORMER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NORTH AFRICA (5F5)</text:p>
          </table:table-cell>
          <table:table-cell/>
          <table:table-cell table:style-name="ce54" office:value-type="string" calcext:value-type="string">
            <text:p>PLASTIC ADDITIVES</text:p>
          </table:table-cell>
          <table:table-cell table:style-name="ce50" office:value-type="string" calcext:value-type="string">
            <text:p>STUMPWOOD DERIVATIVES</text:p>
          </table:table-cell>
          <table:table-cell table:style-name="ce50" office:value-type="string" calcext:value-type="string">
            <text:p>FLEXIBILITY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SOUTH AFRICA (5F6)</text:p>
          </table:table-cell>
          <table:table-cell/>
          <table:table-cell table:style-name="ce54" office:value-type="string" calcext:value-type="string">
            <text:p>PULP &amp; PAPER</text:p>
          </table:table-cell>
          <table:table-cell table:style-name="ce50" office:value-type="string" calcext:value-type="string">
            <text:p>TECHWAX</text:p>
          </table:table-cell>
          <table:table-cell table:style-name="ce50" office:value-type="string" calcext:value-type="string">
            <text:p>FLOCCULENT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SOUTH AFRICA F (5F7)</text:p>
          </table:table-cell>
          <table:table-cell/>
          <table:table-cell table:style-name="ce54" office:value-type="string" calcext:value-type="string">
            <text:p>REFINERY ADDITIVES</text:p>
          </table:table-cell>
          <table:table-cell table:style-name="ce50" office:value-type="string" calcext:value-type="string">
            <text:p>UNASSIGNED</text:p>
          </table:table-cell>
          <table:table-cell table:style-name="ce50" office:value-type="string" calcext:value-type="string">
            <text:p>FLOW CONTROL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WEST AFRICA (5F8)</text:p>
          </table:table-cell>
          <table:table-cell/>
          <table:table-cell table:style-name="ce54" office:value-type="string" calcext:value-type="string">
            <text:p>RUBBER</text:p>
          </table:table-cell>
          <table:table-cell table:style-name="ce50" office:value-type="string" calcext:value-type="string">
            <text:p>V-CAP AND DERIVATIVES</text:p>
          </table:table-cell>
          <table:table-cell table:style-name="ce50" office:value-type="string" calcext:value-type="string">
            <text:p>FLUID LOSS ADDITIVE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WEST AFRICA F (5F9)</text:p>
          </table:table-cell>
          <table:table-cell/>
          <table:table-cell table:style-name="ce54" office:value-type="string" calcext:value-type="string">
            <text:p>SPECIALTY COATINGS</text:p>
          </table:table-cell>
          <table:table-cell table:style-name="ce50" office:value-type="string" calcext:value-type="string">
            <text:p>VINYL ETHERS AND DERIVATIVES</text:p>
          </table:table-cell>
          <table:table-cell table:style-name="ce50" office:value-type="string" calcext:value-type="string">
            <text:p>GLOSS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4" office:value-type="string" calcext:value-type="string">
            <text:p>SUSPENSION POLYMERIZATION</text:p>
          </table:table-cell>
          <table:table-cell table:style-name="ce50" office:value-type="string" calcext:value-type="string">
            <text:p>VP AND DERIVATIVES</text:p>
          </table:table-cell>
          <table:table-cell table:style-name="ce50" office:value-type="string" calcext:value-type="string">
            <text:p>HYDROPHILIC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4" office:value-type="string" calcext:value-type="string">
            <text:p>TEXTILES &amp; LEATHER</text:p>
          </table:table-cell>
          <table:table-cell table:style-name="ce50" office:value-type="string" calcext:value-type="string">
            <text:p>XANTHAN GUMS</text:p>
          </table:table-cell>
          <table:table-cell table:style-name="ce50" office:value-type="string" calcext:value-type="string">
            <text:p>HYDROPHOBIC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CANADA (5G1)</text:p>
          </table:table-cell>
          <table:table-cell/>
          <table:table-cell table:style-name="ce54" office:value-type="string" calcext:value-type="string">
            <text:p>TISSUES &amp; TOWEL</text:p>
          </table:table-cell>
          <table:table-cell/>
          <table:table-cell table:style-name="ce50" office:value-type="string" calcext:value-type="string">
            <text:p>INHIBITION OF ACTIVITY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US (5G2)</text:p>
          </table:table-cell>
          <table:table-cell/>
          <table:table-cell table:style-name="ce54" office:value-type="string" calcext:value-type="string">
            <text:p>TOBACCO</text:p>
          </table:table-cell>
          <table:table-cell/>
          <table:table-cell table:style-name="ce50" office:value-type="string" calcext:value-type="string">
            <text:p>INITIATOR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4" office:value-type="string" calcext:value-type="string">
            <text:p>WELDING RODS</text:p>
          </table:table-cell>
          <table:table-cell/>
          <table:table-cell table:style-name="ce50" office:value-type="string" calcext:value-type="string">
            <text:p>KEY STARTING MATERIAL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4" office:value-type="string" calcext:value-type="string">
            <text:p>WOODCARE</text:p>
          </table:table-cell>
          <table:table-cell/>
          <table:table-cell table:style-name="ce50" office:value-type="string" calcext:value-type="string">
            <text:p>LUBRICATION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CENTRAL EUROPE (5K1)</text:p>
          </table:table-cell>
          <table:table-cell table:number-columns-repeated="3"/>
          <table:table-cell table:style-name="ce50" office:value-type="string" calcext:value-type="string">
            <text:p>MATTE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NORTHERN EUROPE (5K2)</text:p>
          </table:table-cell>
          <table:table-cell/>
          <table:table-cell table:style-name="ce55" office:value-type="string" calcext:value-type="string">
            <text:p>ANTISEPTICS</text:p>
          </table:table-cell>
          <table:table-cell/>
          <table:table-cell table:style-name="ce50" office:value-type="string" calcext:value-type="string">
            <text:p>METAL SEQUESTRANT</text:p>
          </table:table-cell>
          <table:table-cell table:number-columns-repeated="1017"/>
        </table:table-row>
        <table:table-row table:style-name="ro6">
          <table:table-cell table:number-columns-repeated="2"/>
          <table:table-cell table:style-name="ce50" office:value-type="string" calcext:value-type="string">
            <text:p>SOUTHERN EUROPE (5K3)</text:p>
          </table:table-cell>
          <table:table-cell/>
          <table:table-cell table:style-name="ce55" office:value-type="string" calcext:value-type="string">
            <text:p>BINDERS - CONTROLLED RELEASE</text:p>
          </table:table-cell>
          <table:table-cell/>
          <table:table-cell table:style-name="ce50" office:value-type="string" calcext:value-type="string">
            <text:p>MONOMER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5" office:value-type="string" calcext:value-type="string">
            <text:p>BINDERS - IMMEDIATE RELEASE</text:p>
          </table:table-cell>
          <table:table-cell/>
          <table:table-cell table:style-name="ce50" office:value-type="string" calcext:value-type="string">
            <text:p>NON-IONIC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5" office:value-type="string" calcext:value-type="string">
            <text:p>DISINTEGRANTS</text:p>
          </table:table-cell>
          <table:table-cell/>
          <table:table-cell table:style-name="ce50" office:value-type="string" calcext:value-type="string">
            <text:p>OIL SOLUBILITY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5" office:value-type="string" calcext:value-type="string">
            <text:p>FERRONYL IRON</text:p>
          </table:table-cell>
          <table:table-cell/>
          <table:table-cell table:style-name="ce50" office:value-type="string" calcext:value-type="string">
            <text:p>OPACIFIER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5" office:value-type="string" calcext:value-type="string">
            <text:p>FILM COATINGS</text:p>
          </table:table-cell>
          <table:table-cell/>
          <table:table-cell table:style-name="ce50" office:value-type="string" calcext:value-type="string">
            <text:p>OTHER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5" office:value-type="string" calcext:value-type="string">
            <text:p>FINE CHEMICALS</text:p>
          </table:table-cell>
          <table:table-cell/>
          <table:table-cell table:style-name="ce50" office:value-type="string" calcext:value-type="string">
            <text:p>PERMEABILITY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5" office:value-type="string" calcext:value-type="string">
            <text:p>INJECTABLE</text:p>
          </table:table-cell>
          <table:table-cell/>
          <table:table-cell table:style-name="ce50" office:value-type="string" calcext:value-type="string">
            <text:p>pH TOLERANCE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5" office:value-type="string" calcext:value-type="string">
            <text:p>MEMBRANES</text:p>
          </table:table-cell>
          <table:table-cell/>
          <table:table-cell table:style-name="ce50" office:value-type="string" calcext:value-type="string">
            <text:p>PLASTICIZER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5" office:value-type="string" calcext:value-type="string">
            <text:p>OTHER</text:p>
          </table:table-cell>
          <table:table-cell/>
          <table:table-cell table:style-name="ce50" office:value-type="string" calcext:value-type="string">
            <text:p>PRESERVATION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5" office:value-type="string" calcext:value-type="string">
            <text:p>PHARMA TECH</text:p>
          </table:table-cell>
          <table:table-cell/>
          <table:table-cell table:style-name="ce50" office:value-type="string" calcext:value-type="string">
            <text:p>PROCESSING AID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5" office:value-type="string" calcext:value-type="string">
            <text:p>SOLUBILIZERS</text:p>
          </table:table-cell>
          <table:table-cell/>
          <table:table-cell table:style-name="ce50" office:value-type="string" calcext:value-type="string">
            <text:p>REACTIVE SOLVENT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5" office:value-type="string" calcext:value-type="string">
            <text:p>VISCOSITY MODIFIER</text:p>
          </table:table-cell>
          <table:table-cell/>
          <table:table-cell table:style-name="ce50" office:value-type="string" calcext:value-type="string">
            <text:p>REGULATED INTERMEDIATE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Skin Care - AP/DEO</text:p>
          </table:table-cell>
          <table:table-cell/>
          <table:table-cell table:style-name="ce50" office:value-type="string" calcext:value-type="string">
            <text:p>RELEASE AGENT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Skin Care - FACE &amp; BODY</text:p>
          </table:table-cell>
          <table:table-cell/>
          <table:table-cell table:style-name="ce50" office:value-type="string" calcext:value-type="string">
            <text:p>RHEOLOGY MODIFIER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Skin Care - HYDROSHEER</text:p>
          </table:table-cell>
          <table:table-cell/>
          <table:table-cell table:style-name="ce50" office:value-type="string" calcext:value-type="string">
            <text:p>SALT TOLERANCE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Skin Care - LUBRICATING GELS</text:p>
          </table:table-cell>
          <table:table-cell/>
          <table:table-cell table:style-name="ce50" office:value-type="string" calcext:value-type="string">
            <text:p>SEQUESTRANT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Skin Care - RINSE OFF</text:p>
          </table:table-cell>
          <table:table-cell/>
          <table:table-cell table:style-name="ce50" office:value-type="string" calcext:value-type="string">
            <text:p>SHEAR THINNING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Skin Care - SUN</text:p>
          </table:table-cell>
          <table:table-cell/>
          <table:table-cell table:style-name="ce50" office:value-type="string" calcext:value-type="string">
            <text:p>SHEAR TOLERANCE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Skin Care - WOUND CARE</text:p>
          </table:table-cell>
          <table:table-cell/>
          <table:table-cell table:style-name="ce50" office:value-type="string" calcext:value-type="string">
            <text:p>SIZING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air Care - COLORANTS</text:p>
          </table:table-cell>
          <table:table-cell/>
          <table:table-cell table:style-name="ce50" office:value-type="string" calcext:value-type="string">
            <text:p>SOLVENCY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air Care - CONDITIONERS</text:p>
          </table:table-cell>
          <table:table-cell/>
          <table:table-cell table:style-name="ce50" office:value-type="string" calcext:value-type="string">
            <text:p>SOLVENT SOLUBILITY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air Care - PERMS / RELAXERS</text:p>
          </table:table-cell>
          <table:table-cell/>
          <table:table-cell table:style-name="ce50" office:value-type="string" calcext:value-type="string">
            <text:p>SPRAYABILITIY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air Care - SHAMPOO</text:p>
          </table:table-cell>
          <table:table-cell/>
          <table:table-cell table:style-name="ce50" office:value-type="string" calcext:value-type="string">
            <text:p>SRP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air Care - STYLING</text:p>
          </table:table-cell>
          <table:table-cell/>
          <table:table-cell table:style-name="ce50" office:value-type="string" calcext:value-type="string">
            <text:p>STABILIZATION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air Care - TREATMENTS</text:p>
          </table:table-cell>
          <table:table-cell/>
          <table:table-cell table:style-name="ce50" office:value-type="string" calcext:value-type="string">
            <text:p>SUBSTANTIVE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Oral Care - DENTIFRICE</text:p>
          </table:table-cell>
          <table:table-cell/>
          <table:table-cell table:style-name="ce50" office:value-type="string" calcext:value-type="string">
            <text:p>SURFACE ACTIVITY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Oral Care - DENTURE CARE</text:p>
          </table:table-cell>
          <table:table-cell/>
          <table:table-cell table:style-name="ce50" office:value-type="string" calcext:value-type="string">
            <text:p>SURFACTANT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ousehold - AIR CARE</text:p>
          </table:table-cell>
          <table:table-cell/>
          <table:table-cell table:style-name="ce50" office:value-type="string" calcext:value-type="string">
            <text:p>SUSPENDING AGENT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ousehold - BLEACH</text:p>
          </table:table-cell>
          <table:table-cell/>
          <table:table-cell table:style-name="ce50" office:value-type="string" calcext:value-type="string">
            <text:p>SWELLING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ousehold - DISHWASHING</text:p>
          </table:table-cell>
          <table:table-cell/>
          <table:table-cell table:style-name="ce50" office:value-type="string" calcext:value-type="string">
            <text:p>TACK MODIFIER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ousehold - INSECTICIDES</text:p>
          </table:table-cell>
          <table:table-cell/>
          <table:table-cell table:style-name="ce50" office:value-type="string" calcext:value-type="string">
            <text:p>THERMAL STABILITY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ousehold - LAUNDRY</text:p>
          </table:table-cell>
          <table:table-cell/>
          <table:table-cell table:style-name="ce50" office:value-type="string" calcext:value-type="string">
            <text:p>THICKENER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ousehold - POLISHES</text:p>
          </table:table-cell>
          <table:table-cell/>
          <table:table-cell table:style-name="ce50" office:value-type="string" calcext:value-type="string">
            <text:p>TRANSPARENCY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ousehold - SURFACE CARE</text:p>
          </table:table-cell>
          <table:table-cell/>
          <table:table-cell table:style-name="ce50" office:value-type="string" calcext:value-type="string">
            <text:p>UV ABSORBER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0" office:value-type="string" calcext:value-type="string">
            <text:p>Household - TOILET CARE</text:p>
          </table:table-cell>
          <table:table-cell/>
          <table:table-cell table:style-name="ce50" office:value-type="string" calcext:value-type="string">
            <text:p>UV PROTECTOR</text:p>
          </table:table-cell>
          <table:table-cell table:number-columns-repeated="1017"/>
        </table:table-row>
        <table:table-row table:style-name="ro6">
          <table:table-cell table:number-columns-repeated="6"/>
          <table:table-cell table:style-name="ce50" office:value-type="string" calcext:value-type="string">
            <text:p>WATER HOLDING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6" office:value-type="string" calcext:value-type="string">
            <text:p>ARCHITECTURAL / DECO</text:p>
          </table:table-cell>
          <table:table-cell/>
          <table:table-cell table:style-name="ce50" office:value-type="string" calcext:value-type="string">
            <text:p>WATER RESISTANCE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6" office:value-type="string" calcext:value-type="string">
            <text:p>AUTOMOTIVE REFINISHING</text:p>
          </table:table-cell>
          <table:table-cell/>
          <table:table-cell table:style-name="ce50" office:value-type="string" calcext:value-type="string">
            <text:p>WATER SOLUBILITY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6" office:value-type="string" calcext:value-type="string">
            <text:p>COATINGS <text:s/>- PROTECTIVE</text:p>
          </table:table-cell>
          <table:table-cell/>
          <table:table-cell table:style-name="ce50" office:value-type="string" calcext:value-type="string">
            <text:p>WAX INHIBITOR</text:p>
          </table:table-cell>
          <table:table-cell table:number-columns-repeated="1017"/>
        </table:table-row>
        <table:table-row table:style-name="ro6">
          <table:table-cell table:number-columns-repeated="4"/>
          <table:table-cell table:style-name="ce56" office:value-type="string" calcext:value-type="string">
            <text:p>COATINGS <text:s/>- SPECIALTY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6" office:value-type="string" calcext:value-type="string">
            <text:p>EMULSION POLYMERIZATION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6" office:value-type="string" calcext:value-type="string">
            <text:p>EMULSION POLYMERIZATION ADHESIVE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6" office:value-type="string" calcext:value-type="string">
            <text:p>INDUSTRIAL PAINT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6" office:value-type="string" calcext:value-type="string">
            <text:p>LACQUER ADHESIVE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6" office:value-type="string" calcext:value-type="string">
            <text:p>PAINT - OTHER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6" office:value-type="string" calcext:value-type="string">
            <text:p>ROOF COATING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6" office:value-type="string" calcext:value-type="string">
            <text:p>SURFACTANTS AND EMUL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6" office:value-type="string" calcext:value-type="string">
            <text:p>WOOD LACQUER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6" office:value-type="string" calcext:value-type="string">
            <text:p>WOOD PRESERVATIVES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table:style-name="ce57" office:value-type="string" calcext:value-type="string">
            <text:p>CEMENT BASED PROD CONCRETE ADDITIVE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CEMENT BASED PROD INSULATION SYSTEM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CEMENT BASED PROD OTHER (INCL: MM, UWC)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CEMENT BASED PROD SELF LEVELING COMPOUND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CEMENT BASED PROD SKIM COAT, DECO RENDER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CEMENT BASED PROD TILE CEMENTS (CTA)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CEMENT BASED PRODUCTS - STUCCO/RENDER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CONSTRUCTION ADHESIVES, SEALANTS - DRY FILM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CONSTRUCTION ADHESIVES, SEALANTS - WET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CONSTRUCTION OTHER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GYPSUM BASED PROD HAND PLASTER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GYPSUM BASED PROD MACHINE PLASTER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GYPSM BASED PROD OTHER (INCL: AFS, ADH)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GYPSUM BASED PRODUCTS - JOINT FILLER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I P BLENDS (FOR FINANCE REBATES ONLY)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LATEX BASED PROD SYNTHETIC PLASTER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LATEX BASED PRODUCTS - JOINT COMPOUND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LATEX BASED PRODUCTS - OTHER LATEX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7" office:value-type="string" calcext:value-type="string">
            <text:p>LATEX BASED PRODUCTS - TILE ADHESIVE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8" office:value-type="string" calcext:value-type="string">
            <text:p>ENERGY - CEMENTING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8" office:value-type="string" calcext:value-type="string">
            <text:p>ENERGY - DRILLING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8" office:value-type="string" calcext:value-type="string">
            <text:p>ENERGY - NATURAL GAS LIQUIDS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8" office:value-type="string" calcext:value-type="string">
            <text:p>ENERGY - PRODUCTION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8" office:value-type="string" calcext:value-type="string">
            <text:p>ENERGY - STIMULATION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8" office:value-type="string" calcext:value-type="string">
            <text:p>ENERGY - WORKOVER COMPLETION</text:p>
          </table:table-cell>
          <table:table-cell table:number-columns-repeated="1019"/>
        </table:table-row>
        <table:table-row table:style-name="ro6">
          <table:table-cell table:number-columns-repeated="1024"/>
        </table:table-row>
        <table:table-row table:style-name="ro6">
          <table:table-cell table:number-columns-repeated="4"/>
          <table:table-cell table:style-name="ce59" office:value-type="string" calcext:value-type="string">
            <text:p>BLOOD TRANSFUSION Q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9" office:value-type="string" calcext:value-type="string">
            <text:p>FILM DOSIMETRY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9" office:value-type="string" calcext:value-type="string">
            <text:p>RADIATION DETECTION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9" office:value-type="string" calcext:value-type="string">
            <text:p>RADIOTHERAPY, RADIOLOGY, INDUSTRIAL QA</text:p>
          </table:table-cell>
          <table:table-cell table:number-columns-repeated="1019"/>
        </table:table-row>
        <table:table-row table:style-name="ro6">
          <table:table-cell table:number-columns-repeated="4"/>
          <table:table-cell table:style-name="ce59" office:value-type="string" calcext:value-type="string">
            <text:p>STERILIZATION</text:p>
          </table:table-cell>
          <table:table-cell table:number-columns-repeated="1019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 table:number-columns-repeated="4"/>
          <table:table-cell table:style-name="ce50" office:value-type="string" calcext:value-type="string">
            <text:p>AGCHEM</text:p>
          </table:table-cell>
          <table:table-cell table:number-columns-repeated="1019"/>
        </table:table-row>
        <table:table-row table:style-name="ro6" table:number-rows-repeated="104844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range table:name="ADVANCEDMATERIALS" table:base-cell-address="$'CONSUMER SPECIALTIES'.$A$1" table:cell-range-address="$'Value Codes'.$E$122:.$E$126"/>
        <table:named-range table:name="advmatCG" table:base-cell-address="$'CONSUMER SPECIALTIES'.$A$1" table:cell-range-address="#REF!"/>
        <table:named-range table:name="advmatPAC" table:base-cell-address="$'CONSUMER SPECIALTIES'.$A$1" table:cell-range-address="#REF!"/>
        <table:named-range table:name="AGCHEM" table:base-cell-address="$'CONSUMER SPECIALTIES'.$A$1" table:cell-range-address="$'Value Codes'.$E$129"/>
        <table:named-range table:name="asiresources" table:base-cell-address="$'CONSUMER SPECIALTIES'.$A$1" table:cell-range-address="#REF!"/>
        <table:named-range table:name="CareCG" table:base-cell-address="$'CONSUMER SPECIALTIES'.$A$1" table:cell-range-address="#REF!"/>
        <table:named-range table:name="CarePAC" table:base-cell-address="$'CONSUMER SPECIALTIES'.$A$1" table:cell-range-address="#REF!"/>
        <table:named-range table:name="CareSD" table:base-cell-address="$'CONSUMER SPECIALTIES'.$A$1" table:cell-range-address="#REF!"/>
        <table:named-range table:name="CBU" table:base-cell-address="$'CONSUMER SPECIALTIES'.$A$1" table:cell-range-address="$'Value Codes'.$D$2:.$D$9"/>
        <table:named-range table:name="CHINA" table:base-cell-address="$'CONSUMER SPECIALTIES'.$A$1" table:cell-range-address="$'Value Codes'.$C$19:.$C$20"/>
        <table:named-range table:name="clientneed" table:base-cell-address="$'CONSUMER SPECIALTIES'.$A$1" table:cell-range-address="#REF!"/>
        <table:named-range table:name="COATINGSADDITIVES" table:base-cell-address="$'CONSUMER SPECIALTIES'.$A$1" table:cell-range-address="$'Value Codes'.$E$82:.$E$94"/>
        <table:named-range table:name="coatingsCG" table:base-cell-address="$'CONSUMER SPECIALTIES'.$A$1" table:cell-range-address="#REF!"/>
        <table:named-range table:name="coatingsPAC" table:base-cell-address="$'CONSUMER SPECIALTIES'.$A$1" table:cell-range-address="#REF!"/>
        <table:named-range table:name="coatingsSD" table:base-cell-address="$'CONSUMER SPECIALTIES'.$A$1" table:cell-range-address="#REF!"/>
        <table:named-range table:name="compdependency" table:base-cell-address="$'CONSUMER SPECIALTIES'.$A$1" table:cell-range-address="#REF!"/>
        <table:named-range table:name="comppricingcost" table:base-cell-address="$'CONSUMER SPECIALTIES'.$A$1" table:cell-range-address="#REF!"/>
        <table:named-range table:name="consCG" table:base-cell-address="$'CONSUMER SPECIALTIES'.$A$1" table:cell-range-address="#REF!"/>
        <table:named-range table:name="CONSTRUCTION" table:base-cell-address="$'CONSUMER SPECIALTIES'.$A$1" table:cell-range-address="$'Value Codes'.$E$96:.$E$114"/>
        <table:named-range table:name="constructionPAC" table:base-cell-address="$'CONSUMER SPECIALTIES'.$A$1" table:cell-range-address="#REF!"/>
        <table:named-range table:name="contact1" table:base-cell-address="$'CONSUMER SPECIALTIES'.$A$1" table:cell-range-address="$'Value Codes'.$M$2:.$M$8"/>
        <table:named-range table:name="contact2" table:base-cell-address="$'CONSUMER SPECIALTIES'.$A$1" table:cell-range-address="$'Value Codes'.$N$2:.$N$4"/>
        <table:named-range table:name="contactnature" table:base-cell-address="$'CONSUMER SPECIALTIES'.$A$1" table:cell-range-address="#REF!"/>
        <table:named-range table:name="contactrelationship" table:base-cell-address="$'CONSUMER SPECIALTIES'.$A$1" table:cell-range-address="#REF!"/>
        <table:named-range table:name="country" table:base-cell-address="$'CONSUMER SPECIALTIES'.$A$1" table:cell-range-address="#REF!"/>
        <table:named-range table:name="creditrisk" table:base-cell-address="$'CONSUMER SPECIALTIES'.$A$1" table:cell-range-address="#REF!"/>
        <table:named-range table:name="custgroup" table:base-cell-address="$'CONSUMER SPECIALTIES'.$A$1" table:cell-range-address="#REF!"/>
        <table:named-range table:name="district" table:base-cell-address="$'CONSUMER SPECIALTIES'.$A$1" table:cell-range-address="#REF!"/>
        <table:named-range table:name="EASTERNEUROPE" table:base-cell-address="$'CONSUMER SPECIALTIES'.$A$1" table:cell-range-address="$'Value Codes'.$C$27"/>
        <table:named-range table:name="ENERGY" table:base-cell-address="$'CONSUMER SPECIALTIES'.$A$1" table:cell-range-address="$'Value Codes'.$E$115:.$E$120"/>
        <table:named-range table:name="energyCG" table:base-cell-address="$'CONSUMER SPECIALTIES'.$A$1" table:cell-range-address="#REF!"/>
        <table:named-range table:name="energyPAC" table:base-cell-address="$'CONSUMER SPECIALTIES'.$A$1" table:cell-range-address="#REF!"/>
        <table:named-range table:name="functionality" table:base-cell-address="$'CONSUMER SPECIALTIES'.$A$1" table:cell-range-address="$'Value Codes'.$G$2:.$G$84"/>
        <table:named-range table:name="HAIRCARE" table:base-cell-address="$'CONSUMER SPECIALTIES'.$A$1" table:cell-range-address="$'Value Codes'.$E$65:.$E$70"/>
        <table:named-range table:name="HOUSEHOLD" table:base-cell-address="$'CONSUMER SPECIALTIES'.$A$1" table:cell-range-address="$'Value Codes'.$E$73:.$E$80"/>
        <table:named-range table:name="iandsCG" table:base-cell-address="$'CONSUMER SPECIALTIES'.$A$1" table:cell-range-address="#REF!"/>
        <table:named-range table:name="IandSPAC" table:base-cell-address="$'CONSUMER SPECIALTIES'.$A$1" table:cell-range-address="#REF!"/>
        <table:named-range table:name="IBU" table:base-cell-address="$'CONSUMER SPECIALTIES'.$A$1" table:cell-range-address="$'Value Codes'.$D$14:.$D$17"/>
        <table:named-range table:name="industrialCG" table:base-cell-address="$'CONSUMER SPECIALTIES'.$A$1" table:cell-range-address="#REF!"/>
        <table:named-range table:name="industrialPAC" table:base-cell-address="$'CONSUMER SPECIALTIES'.$A$1" table:cell-range-address="#REF!"/>
        <table:named-range table:name="industrialSD" table:base-cell-address="$'CONSUMER SPECIALTIES'.$A$1" table:cell-range-address="#REF!"/>
        <table:named-range table:name="industryCG" table:base-cell-address="$'CONSUMER SPECIALTIES'.$A$1" table:cell-range-address="#REF!"/>
        <table:named-range table:name="infosharing" table:base-cell-address="$'CONSUMER SPECIALTIES'.$A$1" table:cell-range-address="#REF!"/>
        <table:named-range table:name="LatinAmerica" table:base-cell-address="$'CONSUMER SPECIALTIES'.$A$1" table:cell-range-address="$'Value Codes'.$C$22:.$C$25"/>
        <table:named-range table:name="leadsource" table:base-cell-address="$'CONSUMER SPECIALTIES'.$A$1" table:cell-range-address="#REF!"/>
        <table:named-range table:name="MiddleEastAfrica" table:base-cell-address="$'CONSUMER SPECIALTIES'.$A$1" table:cell-range-address="$'Value Codes'.$C$29:.$C$37"/>
        <table:named-range table:name="NorthAMERICA" table:base-cell-address="$'CONSUMER SPECIALTIES'.$A$1" table:cell-range-address="$'Value Codes'.$C$40:.$C$41"/>
        <table:named-range table:name="nutrCG" table:base-cell-address="$'CONSUMER SPECIALTIES'.$A$1" table:cell-range-address="#REF!"/>
        <table:named-range table:name="NUTRITION" table:base-cell-address="$'CONSUMER SPECIALTIES'.$A$1" table:cell-range-address="$'Value Codes'.$E$2:.$E$13"/>
        <table:named-range table:name="nutritionPAC" table:base-cell-address="$'CONSUMER SPECIALTIES'.$A$1" table:cell-range-address="#REF!"/>
        <table:named-range table:name="office" table:base-cell-address="$'CONSUMER SPECIALTIES'.$A$1" table:cell-range-address="#REF!"/>
        <table:named-range table:name="ORALCARE" table:base-cell-address="$'CONSUMER SPECIALTIES'.$A$1" table:cell-range-address="$'Value Codes'.$E$71:.$E$72"/>
        <table:named-range table:name="perfCG" table:base-cell-address="$'CONSUMER SPECIALTIES'.$A$1" table:cell-range-address="#REF!"/>
        <table:named-range table:name="performanceCG" table:base-cell-address="$'CONSUMER SPECIALTIES'.$A$1" table:cell-range-address="#REF!"/>
        <table:named-range table:name="performancePAC" table:base-cell-address="$'CONSUMER SPECIALTIES'.$A$1" table:cell-range-address="#REF!"/>
        <table:named-range table:name="performanceSD" table:base-cell-address="$'CONSUMER SPECIALTIES'.$A$1" table:cell-range-address="#REF!"/>
        <table:named-range table:name="PERFORMANCESPECIALTIES" table:base-cell-address="$'CONSUMER SPECIALTIES'.$A$1" table:cell-range-address="$'Value Codes'.$E$15:.$E$43"/>
        <table:named-range table:name="perfsplPAC" table:base-cell-address="$'CONSUMER SPECIALTIES'.$A$1" table:cell-range-address="#REF!"/>
        <table:named-range table:name="PHARMACEUTICALS" table:base-cell-address="$'CONSUMER SPECIALTIES'.$A$1" table:cell-range-address="$'Value Codes'.$E$45:.$E$57"/>
        <table:named-range table:name="pharmCG" table:base-cell-address="$'CONSUMER SPECIALTIES'.$A$1" table:cell-range-address="#REF!"/>
        <table:named-range table:name="pharmPAC" table:base-cell-address="$'CONSUMER SPECIALTIES'.$A$1" table:cell-range-address="#REF!"/>
        <table:named-range table:name="pharmSD" table:base-cell-address="$'CONSUMER SPECIALTIES'.$A$1" table:cell-range-address="#REF!"/>
        <table:named-range table:name="pricevalue" table:base-cell-address="$'CONSUMER SPECIALTIES'.$A$1" table:cell-range-address="#REF!"/>
        <table:named-range table:name="projectplan" table:base-cell-address="$'CONSUMER SPECIALTIES'.$A$1" table:cell-range-address="#REF!"/>
        <table:named-range table:name="RestOfAsia" table:base-cell-address="$'CONSUMER SPECIALTIES'.$A$1" table:cell-range-address="$'Value Codes'.$C$2:.$C$16"/>
        <table:named-range table:name="resultreason" table:base-cell-address="$'CONSUMER SPECIALTIES'.$A$1" table:cell-range-address="#REF!"/>
        <table:named-range table:name="RR" table:base-cell-address="$'CONSUMER SPECIALTIES'.$A$1" table:cell-range-address="$'Value Codes'.$K$2:.$K$18"/>
        <table:named-range table:name="S1clientneed" table:base-cell-address="$'CONSUMER SPECIALTIES'.$A$1" table:cell-range-address="#REF!"/>
        <table:named-range table:name="S1leadsource" table:base-cell-address="$'CONSUMER SPECIALTIES'.$A$1" table:cell-range-address="#REF!"/>
        <table:named-range table:name="S2ASIresourcereqd" table:base-cell-address="$'CONSUMER SPECIALTIES'.$A$1" table:cell-range-address="#REF!"/>
        <table:named-range table:name="S2creditrisk" table:base-cell-address="$'CONSUMER SPECIALTIES'.$A$1" table:cell-range-address="#REF!"/>
        <table:named-range table:name="S2infosharing" table:base-cell-address="$'CONSUMER SPECIALTIES'.$A$1" table:cell-range-address="#REF!"/>
        <table:named-range table:name="S2projectplan" table:base-cell-address="$'CONSUMER SPECIALTIES'.$A$1" table:cell-range-address="#REF!"/>
        <table:named-range table:name="S3finbenefit" table:base-cell-address="$'CONSUMER SPECIALTIES'.$A$1" table:cell-range-address="#REF!"/>
        <table:named-range table:name="S3innovastage" table:base-cell-address="$'CONSUMER SPECIALTIES'.$A$1" table:cell-range-address="#REF!"/>
        <table:named-range table:name="S3mgmtfunding" table:base-cell-address="$'CONSUMER SPECIALTIES'.$A$1" table:cell-range-address="#REF!"/>
        <table:named-range table:name="S3pricevalue" table:base-cell-address="$'CONSUMER SPECIALTIES'.$A$1" table:cell-range-address="#REF!"/>
        <table:named-range table:name="S3regulatory" table:base-cell-address="$'CONSUMER SPECIALTIES'.$A$1" table:cell-range-address="#REF!"/>
        <table:named-range table:name="S3sampleeval" table:base-cell-address="$'CONSUMER SPECIALTIES'.$A$1" table:cell-range-address="#REF!"/>
        <table:named-range table:name="S3trialstage" table:base-cell-address="$'CONSUMER SPECIALTIES'.$A$1" table:cell-range-address="#REF!"/>
        <table:named-range table:name="S3tsrstatus" table:base-cell-address="$'CONSUMER SPECIALTIES'.$A$1" table:cell-range-address="#REF!"/>
        <table:named-range table:name="S4asiconditions" table:base-cell-address="$'CONSUMER SPECIALTIES'.$A$1" table:cell-range-address="#REF!"/>
        <table:named-range table:name="S4contract" table:base-cell-address="$'CONSUMER SPECIALTIES'.$A$1" table:cell-range-address="#REF!"/>
        <table:named-range table:name="S4proposalquote" table:base-cell-address="$'CONSUMER SPECIALTIES'.$A$1" table:cell-range-address="#REF!"/>
        <table:named-range table:name="S4volumecommitment" table:base-cell-address="$'CONSUMER SPECIALTIES'.$A$1" table:cell-range-address="#REF!"/>
        <table:named-range table:name="SBU" table:base-cell-address="$'CONSUMER SPECIALTIES'.$A$1" table:cell-range-address="$'Value Codes'.$F$2:.$F$39"/>
        <table:named-range table:name="SD" table:base-cell-address="$'CONSUMER SPECIALTIES'.$A$1" table:cell-range-address="$'Value Codes'.$A$2:.$A$4"/>
        <table:named-range table:name="SKINCARE" table:base-cell-address="$'CONSUMER SPECIALTIES'.$A$1" table:cell-range-address="$'Value Codes'.$E$58:.$E$64"/>
        <table:named-range table:name="SO" table:base-cell-address="$'CONSUMER SPECIALTIES'.$A$1" table:cell-range-address="$'Value Codes'.$B$2:.$B$8"/>
        <table:named-range table:name="SQ" table:base-cell-address="$'CONSUMER SPECIALTIES'.$A$1" table:cell-range-address="$'Value Codes'.$J$2:.$J$5"/>
        <table:named-range table:name="status" table:base-cell-address="$'CONSUMER SPECIALTIES'.$A$1" table:cell-range-address="$'Value Codes'.$H$2:.$H$7"/>
        <table:named-range table:name="type" table:base-cell-address="$'CONSUMER SPECIALTIES'.$A$1" table:cell-range-address="$'Value Codes'.$I$2:.$I$9"/>
        <table:named-range table:name="UOM" table:base-cell-address="$'CONSUMER SPECIALTIES'.$A$1" table:cell-range-address="$'Value Codes'.$L$2:.$L$6"/>
        <table:named-range table:name="WesternEurope" table:base-cell-address="$'CONSUMER SPECIALTIES'.$A$1" table:cell-range-address="$'Value Codes'.$C$44:.$C$46"/>
      </table:named-expressions>
      <table:database-ranges>
        <table:database-range table:name="__Anonymous_Sheet_DB__0" table:target-range-address="'CONSUMER SPECIALTIES'.A8:'CONSUMER SPECIALTIES'.AA9" table:display-filter-buttons="true"/>
        <table:database-range table:name="__Anonymous_Sheet_DB__1" table:target-range-address="'INDUSTRIAL SPECIALTIES'.A8:'INDUSTRIAL SPECIALTIES'.AA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NZ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NZ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NZ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0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1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loext:min-decimal-places="0" number:min-integer-digits="1" number:grouping="true"/>
    </number:number-style>
    <number:number-style style:name="N11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loext:min-decimal-places="2" number:min-integer-digits="1" number:grouping="true"/>
    </number:number-style>
    <number:number-style style:name="N11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6P0"/>
    </number:number-style>
    <number:number-style style:name="N11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loext:text> $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/>
      <number:text> </number:text>
    </number:number-style>
    <number:number-style style:name="N12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25P0"/>
    </number:number-style>
    <number:number-style style:name="N126">
      <number:number number:decimal-places="0" loext:min-decimal-places="0" number:min-integer-digits="1"/>
      <number:text>  KG</number:text>
    </number:number-style>
    <number:date-style style:name="N127P0" style:volatile="true">
      <number:month/>
      <number:text>/</number:text>
      <number:day/>
      <number:text>/</number:text>
      <number:year/>
    </number:date-style>
    <number:text-style style:name="N127">
      <number:text-content/>
      <style:map style:condition="value()&gt;=0" style:apply-style-name="N127P0"/>
    </number:text-style>
    <number:date-style style:name="N128P0" style:volatile="true">
      <number:month/>
      <number:text>/</number:text>
      <number:day/>
      <number:text>/</number:text>
      <number:year number:style="long"/>
    </number:date-style>
    <number:text-style style:name="N128">
      <number:text-content/>
      <style:map style:condition="value()&gt;=0" style:apply-style-name="N128P0"/>
    </number:text-style>
    <number:date-style style:name="N10109" number:language="en" number:country="NZ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NZ">
      <number:day/>
      <number:text>-</number:text>
      <number:month number:textual="true"/>
      <number:text>-</number:text>
      <number:year/>
    </number:date-style>
    <number:date-style style:name="N10111" number:language="en" number:country="NZ">
      <number:day/>
      <number:text>-</number:text>
      <number:month number:textual="true"/>
    </number:date-style>
    <number:date-style style:name="N10112" number:language="en" number:country="NZ">
      <number:month number:textual="true"/>
      <number:text>-</number:text>
      <number:year/>
    </number:date-style>
    <number:time-style style:name="N10113" number:language="en" number:country="NZ">
      <number:hours/>
      <number:text>:</number:text>
      <number:minutes number:style="long"/>
      <number:text> </number:text>
      <number:am-pm/>
    </number:time-style>
    <number:time-style style:name="N10114" number:language="en" number:country="N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NZ">
      <number:hours/>
      <number:text>:</number:text>
      <number:minutes number:style="long"/>
    </number:time-style>
    <number:time-style style:name="N10116" number:language="en" number:country="NZ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NZ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20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22" number:language="en" number:country="US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SUMER_20_SPECIALTIES" style:display-name="PageStyle_CONSUMER SPECIAL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DUSTRIAL_20_SPECIALTIES" style:display-name="PageStyle_INDUSTRIAL SPECIALT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ue_20_Codes" style:display-name="PageStyle_Value Cod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764720</meta:initial-creator>
    <meta:creation-date>2013-09-05T02:42:59</meta:creation-date>
    <dc:date>2015-11-30T09:45:10.129418866</dc:date>
    <meta:editing-duration>PT2M26S</meta:editing-duration>
    <meta:editing-cycles>1</meta:editing-cycles>
    <meta:document-statistic meta:table-count="3" meta:cell-count="1068" meta:object-count="0"/>
    <meta:generator>LibreOffice/5.0.3.2$Linux_X86_64 LibreOffice_project/00m0$Build-2</meta:generator>
  </office:meta>
</office:document-meta>
</file>